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4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6.2988in" svg:height="3.5429in" svg:x="1.8173in" svg:y="0.374in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.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.625</text:p>
          </table:table-cell>
          <table:table-cell table:formula="of:=1777.625 * [.N27] - 163.525" office:value-type="float" office:value="1614.1">
            <text:p>1614.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.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.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.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.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.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.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.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.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AME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.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.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.05</text:p>
          </table:table-cell>
          <table:table-cell/>
          <table:table-cell office:value-type="float" office:value="-163.525">
            <text:p>-163.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.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.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.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.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.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.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.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.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.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.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.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.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.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.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.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.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.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.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.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.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.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.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017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style-name="Default"/>
          <table:table-cell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table:style-name="Default"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table:style-name="Default"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table:style-name="Default"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8" office:value-type="string">
            <text:p>mu</text:p>
          </table:table-cell>
          <table:table-cell table:style-name="ce8"/>
          <table:table-cell office:value-type="string">
            <text:p>eta</text:p>
          </table:table-cell>
          <table:table-cell table:style-name="Default"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.0073229689</text:p>
          </table:table-cell>
          <table:table-cell table:formula="of:=([.B33]/[.H33])" office:value-type="float" office:value="0.0105263157894737">
            <text:p>0.0105263158</text:p>
          </table:table-cell>
          <table:table-cell table:formula="of:=LOG(LOG( [.F33]/(2*[.C33]); 2) ;2) - LOG(LOG( [.B33] * [.E33];2) ; 2)" office:value-type="float" office:value="6.57742882803575">
            <text:p>6.577428828</text:p>
          </table:table-cell>
          <table:table-cell table:number-columns-repeated="101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2^[.A34]" office:value-type="float" office:value="8">
            <text:p>8</text:p>
          </table:table-cell>
          <table:table-cell table:style-name="ce5" table:formula="of:=SQRT([.B34])" office:value-type="float" office:value="2.82842712474619">
            <text:p>2.8284271247</text:p>
          </table:table-cell>
          <table:table-cell table:style-name="ce5" table:formula="of:=[.C34]" office:value-type="float" office:value="2.82842712474619">
            <text:p>2.8284271247</text:p>
          </table:table-cell>
          <table:table-cell table:style-name="ce5" office:value-type="float" office:value="4">
            <text:p>4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5" table:formula="of:=LOG([.G34];2)" office:value-type="float" office:value="379.5">
            <text:p>379.5</text:p>
          </table:table-cell>
          <table:table-cell table:style-name="ce5" table:formula="of:=2^([.B34]/[.H34])" office:value-type="float" office:value="1.01471907244977">
            <text:p>1.0147190724</text:p>
          </table:table-cell>
          <table:table-cell table:style-name="ce5" table:formula="of:=([.B34]/[.H34])" office:value-type="float" office:value="0.0210803689064559">
            <text:p>0.0210803689</text:p>
          </table:table-cell>
          <table:table-cell table:style-name="ce9" table:formula="of:=LOG(LOG( [.F34]/(2*[.C34]); 2) ;2) - LOG(LOG( [.B34] * [.E34];2) ; 2)" office:value-type="float" office:value="6.25361115194717">
            <text:p>6.2536111519</text:p>
          </table:table-cell>
          <table:table-cell table:style-name="ce5"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.0296944936</text:p>
          </table:table-cell>
          <table:table-cell table:formula="of:=([.B35]/[.H35])" office:value-type="float" office:value="0.0422163588390501">
            <text:p>0.0422163588</text:p>
          </table:table-cell>
          <table:table-cell table:formula="of:=LOG(LOG( [.F35]/(2*[.C35]); 2) ;2) - LOG(LOG( [.B35] * [.E35];2) ; 2)" office:value-type="float" office:value="5.98868468677217">
            <text:p>5.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.6568542495</text:p>
          </table:table-cell>
          <table:table-cell table:formula="of:=[.C36]" office:value-type="float" office:value="5.65685424949238">
            <text:p>5.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.5</text:p>
          </table:table-cell>
          <table:table-cell table:formula="of:=2^([.B36]/[.H36])" office:value-type="float" office:value="1.06035272376182">
            <text:p>1.0603527238</text:p>
          </table:table-cell>
          <table:table-cell table:formula="of:=([.B36]/[.H36])" office:value-type="float" office:value="0.0845442536327609">
            <text:p>0.0845442536</text:p>
          </table:table-cell>
          <table:table-cell table:formula="of:=LOG(LOG( [.F36]/(2*[.C36]); 2) ;2) - LOG(LOG( [.B36] * [.E36];2) ; 2)" office:value-type="float" office:value="5.76439772144594">
            <text:p>5.764397721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.1245222208</text:p>
          </table:table-cell>
          <table:table-cell table:formula="of:=([.B37]/[.H37])" office:value-type="float" office:value="0.169312169312169">
            <text:p>0.1693121693</text:p>
          </table:table-cell>
          <table:table-cell table:formula="of:=LOG(LOG( [.F37]/(2*[.C37]); 2) ;2) - LOG(LOG( [.B37] * [.E37];2) ; 2)" office:value-type="float" office:value="5.56985560833095">
            <text:p>5.5698556083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.313708499</text:p>
          </table:table-cell>
          <table:table-cell table:formula="of:=[.C38]" office:value-type="float" office:value="11.3137084989848">
            <text:p>11.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.5</text:p>
          </table:table-cell>
          <table:table-cell table:formula="of:=2^([.B38]/[.H38])" office:value-type="float" office:value="1.26494341300338">
            <text:p>1.264943413</text:p>
          </table:table-cell>
          <table:table-cell table:formula="of:=([.B38]/[.H38])" office:value-type="float" office:value="0.339072847682119">
            <text:p>0.3390728477</text:p>
          </table:table-cell>
          <table:table-cell table:formula="of:=LOG(LOG( [.F38]/(2*[.C38]); 2) ;2) - LOG(LOG( [.B38] * [.E38];2) ; 2)" office:value-type="float" office:value="5.39803107397315">
            <text:p>5.39803107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.6010796638</text:p>
          </table:table-cell>
          <table:table-cell table:formula="of:=([.B39]/[.H39])" office:value-type="float" office:value="0.679045092838196">
            <text:p>0.6790450928</text:p>
          </table:table-cell>
          <table:table-cell table:formula="of:=LOG(LOG( [.F39]/(2*[.C39]); 2) ;2) - LOG(LOG( [.B39] * [.E39];2) ; 2)" office:value-type="float" office:value="5.24412594328373">
            <text:p>5.2441259433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.627416998</text:p>
          </table:table-cell>
          <table:table-cell table:formula="of:=[.C40]" office:value-type="float" office:value="22.6274169979695">
            <text:p>22.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.5</text:p>
          </table:table-cell>
          <table:table-cell table:formula="of:=2^([.B40]/[.H40])" office:value-type="float" office:value="2.56666277620682">
            <text:p>2.5666627762</text:p>
          </table:table-cell>
          <table:table-cell table:formula="of:=([.B40]/[.H40])" office:value-type="float" office:value="1.35989375830013">
            <text:p>1.3598937583</text:p>
          </table:table-cell>
          <table:table-cell table:formula="of:=LOG(LOG( [.F40]/(2*[.C40]); 2) ;2) - LOG(LOG( [.B40] * [.E40];2) ; 2)" office:value-type="float" office:value="5.10471787134843">
            <text:p>5.104717871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.6042935876</text:p>
          </table:table-cell>
          <table:table-cell table:formula="of:=([.B41]/[.H41])" office:value-type="float" office:value="2.72340425531915">
            <text:p>2.7234042553</text:p>
          </table:table-cell>
          <table:table-cell table:formula="of:=LOG(LOG( [.F41]/(2*[.C41]); 2) ;2) - LOG(LOG( [.B41] * [.E41];2) ; 2)" office:value-type="float" office:value="4.97727992349992">
            <text:p>4.977279923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style-name="Default"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.3219280949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.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style-name="Default" table:formula="of:=[.F43]/(2*[.E43]*[.C43])" office:value-type="float" office:value="11.3137084989848">
            <text:p>11.313708499</text:p>
          </table:table-cell>
          <table:table-cell table:formula="of:=LOG([.G43];2)" office:value-type="float" office:value="3.5">
            <text:p>3.5</text:p>
          </table:table-cell>
          <table:table-cell table:formula="of:=2^([.B43]/[.H43])" office:value-type="float" office:value="4.8760546168179">
            <text:p>4.8760546168</text:p>
          </table:table-cell>
          <table:table-cell table:formula="of:=([.B43]/[.H43])" office:value-type="float" office:value="2.28571428571429">
            <text:p>2.2857142857</text:p>
          </table:table-cell>
          <table:table-cell table:formula="of:=LOG(LOG( [.F43]/(2*[.C43]); 2) ;2) - LOG(LOG( [.B43] * [.E43];2) ; 2)" office:value-type="float" office:value="0.137503523749935">
            <text:p>0.137503523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.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.1029933013</text:p>
          </table:table-cell>
          <table:table-cell table:style-name="Default" table:formula="of:=[.F44]/(2*[.E44]*[.C44])" office:value-type="float" office:value="0.627821841260397">
            <text:p>0.6278218413</text:p>
          </table:table-cell>
          <table:table-cell table:formula="of:=LOG([.G44];2)" office:value-type="float" office:value="-0.67157287525381">
            <text:p>-0.6715728753</text:p>
          </table:table-cell>
          <table:table-cell table:formula="of:=2^([.B44]/[.H44])" office:value-type="float" office:value="0.000259436050845177">
            <text:p>0.0002594361</text:p>
          </table:table-cell>
          <table:table-cell table:formula="of:=([.B44]/[.H44])" office:value-type="float" office:value="-11.9123334112869">
            <text:p>-11.9123334113</text:p>
          </table:table-cell>
          <table:table-cell table:formula="of:=LOG(LOG( [.F44]/(2*[.C44]); 2) ;2) - LOG(LOG( [.B44] * [.E44];2) ; 2)" office:value-type="float" office:value="-3.6063548108874">
            <text:p>-3.606354810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style-name="Default"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!</text:p>
          </table:table-cell>
          <table:table-cell table:formula="of:=([.B45]/[.H45])" office:value-type="float" office:value="0">
            <text:p>#DIV/0!</text:p>
          </table:table-cell>
          <table:table-cell table:formula="of:=LOG(LOG( [.F45]/(2*[.C45]); 2) ;2) - LOG(LOG( [.B45] * [.E45];2) ; 2)" office:value-type="float" office:value="-2.32192809488736">
            <text:p>-2.321928094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.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.4525138385</text:p>
          </table:table-cell>
          <table:table-cell table:style-name="Default" table:formula="of:=[.F46]/(2*[.E46]*[.C46])" office:value-type="float" office:value="2.22970716644624">
            <text:p>2.2297071664</text:p>
          </table:table-cell>
          <table:table-cell table:formula="of:=LOG([.G46];2)" office:value-type="float" office:value="1.15685424949238">
            <text:p>1.1568542495</text:p>
          </table:table-cell>
          <table:table-cell table:formula="of:=2^([.B46]/[.H46])" office:value-type="float" office:value="212254527.070296">
            <text:p>212254527.070296</text:p>
          </table:table-cell>
          <table:table-cell table:formula="of:=([.B46]/[.H46])" office:value-type="float" office:value="27.6612200837239">
            <text:p>27.6612200837</text:p>
          </table:table-cell>
          <table:table-cell table:formula="of:=LOG(LOG( [.F46]/(2*[.C46]); 2) ;2) - LOG(LOG( [.B46] * [.E46];2) ; 2)" office:value-type="float" office:value="-1.47603381176987">
            <text:p>-1.4760338118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style-name="Default"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.94962913</text:p>
          </table:table-cell>
          <table:table-cell table:formula="of:=([.B47]/[.H47])" office:value-type="float" office:value="21.3333333333333">
            <text:p>21.3333333333</text:p>
          </table:table-cell>
          <table:table-cell table:formula="of:=LOG(LOG( [.F47]/(2*[.C47]); 2) ;2) - LOG(LOG( [.B47] * [.E47];2) ; 2)" office:value-type="float" office:value="-0.807354922057604">
            <text:p>-0.807354922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.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.4561526281</text:p>
          </table:table-cell>
          <table:table-cell table:style-name="Default" table:formula="of:=[.F48]/(2*[.E48]*[.C48])" office:value-type="float" office:value="56.2471658355107">
            <text:p>56.2471658355</text:p>
          </table:table-cell>
          <table:table-cell table:formula="of:=LOG([.G48];2)" office:value-type="float" office:value="5.81370849898476">
            <text:p>5.813708499</text:p>
          </table:table-cell>
          <table:table-cell table:formula="of:=2^([.B48]/[.H48])" office:value-type="float" office:value="4243807.40303215">
            <text:p>4243807.40303215</text:p>
          </table:table-cell>
          <table:table-cell table:formula="of:=([.B48]/[.H48])" office:value-type="float" office:value="22.0169277531463">
            <text:p>22.0169277531</text:p>
          </table:table-cell>
          <table:table-cell table:formula="of:=LOG(LOG( [.F48]/(2*[.C48]); 2) ;2) - LOG(LOG( [.B48] * [.E48];2) ; 2)" office:value-type="float" office:value="-0.231559771976483">
            <text:p>-0.23155977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style-name="Default"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.4622467</text:p>
          </table:table-cell>
          <table:table-cell table:formula="of:=([.B49]/[.H49])" office:value-type="float" office:value="25.6">
            <text:p>25.6</text:p>
          </table:table-cell>
          <table:table-cell table:formula="of:=LOG(LOG( [.F49]/(2*[.C49]); 2) ;2) - LOG(LOG( [.B49] * [.E49];2) ; 2)" office:value-type="float" office:value="0.289506617194985">
            <text:p>0.2895066172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.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.0249522</text:p>
          </table:table-cell>
          <table:table-cell table:style-name="Default" table:formula="of:=[.F50]/(2*[.E50]*[.C50])" office:value-type="float" office:value="71587.3471719466">
            <text:p>71587.3471719466</text:p>
          </table:table-cell>
          <table:table-cell table:formula="of:=LOG([.G50];2)" office:value-type="float" office:value="16.1274169979695">
            <text:p>16.127416998</text:p>
          </table:table-cell>
          <table:table-cell table:formula="of:=2^([.B50]/[.H50])" office:value-type="float" office:value="3604568342.83575">
            <text:p>3604568342.83575</text:p>
          </table:table-cell>
          <table:table-cell table:formula="of:=([.B50]/[.H50])" office:value-type="float" office:value="31.7471793570205">
            <text:p>31.747179357</text:p>
          </table:table-cell>
          <table:table-cell table:formula="of:=LOG(LOG( [.F50]/(2*[.C50]); 2) ;2) - LOG(LOG( [.B50] * [.E50];2) ; 2)" office:value-type="float" office:value="0.776307593616707">
            <text:p>0.776307593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style-name="Default"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.32</text:p>
          </table:table-cell>
          <table:table-cell table:formula="of:=([.B51]/[.H51])" office:value-type="float" office:value="40.96">
            <text:p>40.96</text:p>
          </table:table-cell>
          <table:table-cell table:formula="of:=LOG(LOG( [.F51]/(2*[.C51]); 2) ;2) - LOG(LOG( [.B51] * [.E51];2) ; 2)" office:value-type="float" office:value="1.24100809950379">
            <text:p>1.241008099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.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.9</text:p>
          </table:table-cell>
          <table:table-cell table:style-name="Default" table:formula="of:=[.F52]/(2*[.E52]*[.C52])" office:value-type="float" office:value="231919632461.386">
            <text:p>231919632461.386</text:p>
          </table:table-cell>
          <table:table-cell table:formula="of:=LOG([.G52];2)" office:value-type="float" office:value="37.754833995939">
            <text:p>37.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.2447094383</text:p>
          </table:table-cell>
          <table:table-cell table:formula="of:=LOG(LOG( [.F52]/(2*[.C52]); 2) ;2) - LOG(LOG( [.B52] * [.E52];2) ; 2)" office:value-type="float" office:value="1.69134186705654">
            <text:p>1.6913418671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mu</text:p>
          </table:table-cell>
          <table:table-cell office:value-type="string">
            <text:p>nu</text:p>
          </table:table-cell>
          <table:table-cell table:style-name="Default"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table:formula="of:=2^[.A55]" office:value-type="float" office:value="4">
            <text:p>4</text:p>
          </table:table-cell>
          <table:table-cell table:style-name="ce6" table:formula="of:=SQRT([.B55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office:value-type="float" office:value="384">
            <text:p>384</text:p>
          </table:table-cell>
          <table:table-cell table:formula="of:=2^[.F55]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6" table:formula="of:=[.G55]/(2*[.E55]*[.C55])" office:value-type="float" office:value="4.92525077454931E+114">
            <text:p>4925250774549310000000000000000000000000000000000000000000000000000000000000000000000000000000000000000000000000000</text:p>
          </table:table-cell>
          <table:table-cell table:style-name="ce6" table:formula="of:=LOG([.H55];2)" office:value-type="float" office:value="381">
            <text:p>381</text:p>
          </table:table-cell>
          <table:table-cell table:style-name="ce6" table:formula="of:=2^([.B55]/[.I55])" office:value-type="float" office:value="1.00730367845218">
            <text:p>1.0073036785</text:p>
          </table:table-cell>
          <table:table-cell table:style-name="ce6" table:formula="of:=([.B55]/[.I55])" office:value-type="float" office:value="0.010498687664042">
            <text:p>0.0104986877</text:p>
          </table:table-cell>
          <table:table-cell table:style-name="ce6" table:formula="of:=LOG(LOG( [.G55]/(2*[.C55]); 2) ;2) - LOG(LOG( [.B55] * [.E55];2) ; 2)" office:value-type="float" office:value="6.99246632731459">
            <text:p>6.9924663273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56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7]" office:value-type="float" office:value="8">
            <text:p>8</text:p>
          </table:table-cell>
          <table:table-cell table:style-name="ce7" table:formula="of:=SQRT([.B57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2^[.F57]" office:value-type="float" office:value="1.60693804425899E+060">
            <text:p>1606938044258990000000000000000000000000000000000000000000000</text:p>
          </table:table-cell>
          <table:table-cell table:style-name="ce7" table:formula="of:=[.G57]/(2*[.E57]*[.C57])" office:value-type="float" office:value="1.42034598505273E+059">
            <text:p>142034598505273000000000000000000000000000000000000000000000</text:p>
          </table:table-cell>
          <table:table-cell table:style-name="ce7" table:formula="of:=LOG([.H57];2)" office:value-type="float" office:value="196.5">
            <text:p>196.5</text:p>
          </table:table-cell>
          <table:table-cell table:style-name="ce7" table:formula="of:=2^([.B57]/[.I57])" office:value-type="float" office:value="1.02862168124774">
            <text:p>1.0286216812</text:p>
          </table:table-cell>
          <table:table-cell table:style-name="ce7" table:formula="of:=([.B57]/[.I57])" office:value-type="float" office:value="0.0407124681933842">
            <text:p>0.0407124682</text:p>
          </table:table-cell>
          <table:table-cell table:style-name="ce7" table:formula="of:=LOG(LOG( [.G57]/(2*[.C57]); 2) ;2) - LOG(LOG( [.B57] * [.E57];2) ; 2)" office:value-type="float" office:value="5.62570884306447">
            <text:p>5.625708843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8]" office:value-type="float" office:value="8">
            <text:p>8</text:p>
          </table:table-cell>
          <table:table-cell table:style-name="ce7" table:formula="of:=SQRT([.B58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2^[.F58]" office:value-type="float" office:value="1.64550455732121E+063">
            <text:p>1645504557321210000000000000000000000000000000000000000000000000</text:p>
          </table:table-cell>
          <table:table-cell table:style-name="ce7" table:formula="of:=[.G58]/(2*[.E58]*[.C58])" office:value-type="float" office:value="1.45443428869399E+062">
            <text:p>145443428869399000000000000000000000000000000000000000000000000</text:p>
          </table:table-cell>
          <table:table-cell table:style-name="ce7" table:formula="of:=LOG([.H58];2)" office:value-type="float" office:value="206.5">
            <text:p>206.5</text:p>
          </table:table-cell>
          <table:table-cell table:style-name="ce7" table:formula="of:=2^([.B58]/[.I58])" office:value-type="float" office:value="1.02721695467568">
            <text:p>1.0272169547</text:p>
          </table:table-cell>
          <table:table-cell table:style-name="ce7" table:formula="of:=([.B58]/[.I58])" office:value-type="float" office:value="0.0387409200968523">
            <text:p>0.0387409201</text:p>
          </table:table-cell>
          <table:table-cell table:style-name="ce7" table:formula="of:=LOG(LOG( [.G58]/(2*[.C58]); 2) ;2) - LOG(LOG( [.B58] * [.E58];2) ; 2)" office:value-type="float" office:value="5.69696752623429">
            <text:p>5.6969675262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9]" office:value-type="float" office:value="8">
            <text:p>8</text:p>
          </table:table-cell>
          <table:table-cell table:style-name="ce7" table:formula="of:=SQRT([.B59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2^[.F59]" office:value-type="float" office:value="1.68499666669692E+066">
            <text:p>1684996666696920000000000000000000000000000000000000000000000000000</text:p>
          </table:table-cell>
          <table:table-cell table:style-name="ce7" table:formula="of:=[.G59]/(2*[.E59]*[.C59])" office:value-type="float" office:value="1.48934071162265E+065">
            <text:p>148934071162265000000000000000000000000000000000000000000000000000</text:p>
          </table:table-cell>
          <table:table-cell table:style-name="ce7" table:formula="of:=LOG([.H59];2)" office:value-type="float" office:value="216.5">
            <text:p>216.5</text:p>
          </table:table-cell>
          <table:table-cell table:style-name="ce7" table:formula="of:=2^([.B59]/[.I59])" office:value-type="float" office:value="1.0259436557759">
            <text:p>1.0259436558</text:p>
          </table:table-cell>
          <table:table-cell table:style-name="ce7" table:formula="of:=([.B59]/[.I59])" office:value-type="float" office:value="0.0369515011547344">
            <text:p>0.0369515012</text:p>
          </table:table-cell>
          <table:table-cell table:style-name="ce7" table:formula="of:=LOG(LOG( [.G59]/(2*[.C59]); 2) ;2) - LOG(LOG( [.B59] * [.E59];2) ; 2)" office:value-type="float" office:value="5.76487159073609">
            <text:p>5.764871590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0]" office:value-type="float" office:value="8">
            <text:p>8</text:p>
          </table:table-cell>
          <table:table-cell table:style-name="ce7" table:formula="of:=SQRT([.B60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2^[.F60]" office:value-type="float" office:value="1.72543658669764E+069">
            <text:p>1725436586697640000000000000000000000000000000000000000000000000000000</text:p>
          </table:table-cell>
          <table:table-cell table:style-name="ce7" table:formula="of:=[.G60]/(2*[.E60]*[.C60])" office:value-type="float" office:value="1.52508488870159E+068">
            <text:p>152508488870159000000000000000000000000000000000000000000000000000000</text:p>
          </table:table-cell>
          <table:table-cell table:style-name="ce7" table:formula="of:=LOG([.H60];2)" office:value-type="float" office:value="226.5">
            <text:p>226.5</text:p>
          </table:table-cell>
          <table:table-cell table:style-name="ce7" table:formula="of:=2^([.B60]/[.I60])" office:value-type="float" office:value="1.02478416493533">
            <text:p>1.0247841649</text:p>
          </table:table-cell>
          <table:table-cell table:style-name="ce7" table:formula="of:=([.B60]/[.I60])" office:value-type="float" office:value="0.0353200883002207">
            <text:p>0.0353200883</text:p>
          </table:table-cell>
          <table:table-cell table:style-name="ce7" table:formula="of:=LOG(LOG( [.G60]/(2*[.C60]); 2) ;2) - LOG(LOG( [.B60] * [.E60];2) ; 2)" office:value-type="float" office:value="5.82972273508606">
            <text:p>5.829722735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1]" office:value-type="float" office:value="8">
            <text:p>8</text:p>
          </table:table-cell>
          <table:table-cell table:style-name="ce7" table:formula="of:=SQRT([.B61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2^[.F61]" office:value-type="float" office:value="1.80925139433307E+075">
            <text:p>1809251394333070000000000000000000000000000000000000000000000000000000000000</text:p>
          </table:table-cell>
          <table:table-cell table:style-name="ce7" table:formula="of:=[.G61]/(2*[.E61]*[.C61])" office:value-type="float" office:value="1.59916741225516E+074">
            <text:p>159916741225516000000000000000000000000000000000000000000000000000000000000</text:p>
          </table:table-cell>
          <table:table-cell table:style-name="ce7" table:formula="of:=LOG([.H61];2)" office:value-type="float" office:value="246.5">
            <text:p>246.5</text:p>
          </table:table-cell>
          <table:table-cell table:style-name="ce7" table:formula="of:=2^([.B61]/[.I61])" office:value-type="float" office:value="1.02275058402582">
            <text:p>1.022750584</text:p>
          </table:table-cell>
          <table:table-cell table:style-name="ce7" table:formula="of:=([.B61]/[.I61])" office:value-type="float" office:value="0.0324543610547667">
            <text:p>0.0324543611</text:p>
          </table:table-cell>
          <table:table-cell table:style-name="ce7" table:formula="of:=LOG(LOG( [.G61]/(2*[.C61]); 2) ;2) - LOG(LOG( [.B61] * [.E61];2) ; 2)" office:value-type="float" office:value="5.95128471496697">
            <text:p>5.95128471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2]" office:value-type="float" office:value="8">
            <text:p>8</text:p>
          </table:table-cell>
          <table:table-cell table:style-name="ce7" table:formula="of:=SQRT([.B62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2^[.F62]" office:value-type="float" office:value="1.42724769270596E+045">
            <text:p>1427247692705960000000000000000000000000000000</text:p>
          </table:table-cell>
          <table:table-cell table:style-name="ce7" table:formula="of:=[.G62]/(2*[.E62]*[.C62])" office:value-type="float" office:value="1.26152065243155E+044">
            <text:p>126152065243155000000000000000000000000000000</text:p>
          </table:table-cell>
          <table:table-cell table:style-name="ce7" table:formula="of:=LOG([.H62];2)" office:value-type="float" office:value="146.5">
            <text:p>146.5</text:p>
          </table:table-cell>
          <table:table-cell table:style-name="ce7" table:formula="of:=2^([.B62]/[.I62])" office:value-type="float" office:value="1.03857651559662">
            <text:p>1.0385765156</text:p>
          </table:table-cell>
          <table:table-cell table:style-name="ce7" table:formula="of:=([.B62]/[.I62])" office:value-type="float" office:value="0.0546075085324232">
            <text:p>0.0546075085</text:p>
          </table:table-cell>
          <table:table-cell table:style-name="ce7" table:formula="of:=LOG(LOG( [.G62]/(2*[.C62]); 2) ;2) - LOG(LOG( [.B62] * [.E62];2) ; 2)" office:value-type="float" office:value="5.2045711442492">
            <text:p>5.204571144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3]" office:value-type="float" office:value="8">
            <text:p>8</text:p>
          </table:table-cell>
          <table:table-cell table:style-name="ce7" table:formula="of:=SQRT([.B63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2^[.F63]" office:value-type="float" office:value="1.26765060022823E+030">
            <text:p>1267650600228230000000000000000</text:p>
          </table:table-cell>
          <table:table-cell table:style-name="ce7" table:formula="of:=[.G63]/(2*[.E63]*[.C63])" office:value-type="float" office:value="1.12045541949572E+029">
            <text:p>112045541949572000000000000000</text:p>
          </table:table-cell>
          <table:table-cell table:style-name="ce7" table:formula="of:=LOG([.H63];2)" office:value-type="float" office:value="96.5">
            <text:p>96.5</text:p>
          </table:table-cell>
          <table:table-cell table:style-name="ce7" table:formula="of:=2^([.B63]/[.I63])" office:value-type="float" office:value="1.05914605896414">
            <text:p>1.059146059</text:p>
          </table:table-cell>
          <table:table-cell table:style-name="ce7" table:formula="of:=([.B63]/[.I63])" office:value-type="float" office:value="0.0829015544041451">
            <text:p>0.0829015544</text:p>
          </table:table-cell>
          <table:table-cell table:style-name="ce7" table:formula="of:=LOG(LOG( [.G63]/(2*[.C63]); 2) ;2) - LOG(LOG( [.B63] * [.E63];2) ; 2)" office:value-type="float" office:value="4.60733031374961">
            <text:p>4.607330313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4]" office:value-type="float" office:value="8">
            <text:p>8</text:p>
          </table:table-cell>
          <table:table-cell table:style-name="ce7" table:formula="of:=SQRT([.B64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4]" office:value-type="float" office:value="1">
            <text:p>1</text:p>
          </table:table-cell>
          <table:table-cell table:style-name="ce7" table:formula="of:=[.G64]/(2*[.E64]*[.C64])" office:value-type="float" office:value="0.0883883476483184">
            <text:p>0.0883883476</text:p>
          </table:table-cell>
          <table:table-cell table:style-name="ce7" table:formula="of:=LOG([.H64];2)" office:value-type="float" office:value="-3.5">
            <text:p>-3.5</text:p>
          </table:table-cell>
          <table:table-cell table:style-name="ce7" table:formula="of:=2^([.B64]/[.I64])" office:value-type="float" office:value="0.205083839001909">
            <text:p>0.205083839</text:p>
          </table:table-cell>
          <table:table-cell table:style-name="ce7" table:formula="of:=([.B64]/[.I64])" office:value-type="float" office:value="-2.28571428571429">
            <text:p>-2.2857142857</text:p>
          </table:table-cell>
          <table:table-cell table:style-name="ce7" table:formula="of:=LOG(LOG( [.G64]/(2*[.C64]); 2) ;2) - LOG(LOG( [.B64] * [.E64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5]" office:value-type="float" office:value="8">
            <text:p>8</text:p>
          </table:table-cell>
          <table:table-cell table:style-name="ce7" table:formula="of:=SQRT([.B65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5]" office:value-type="float" office:value="1">
            <text:p>1</text:p>
          </table:table-cell>
          <table:table-cell table:style-name="ce7" table:formula="of:=[.G65]/(2*[.E65]*[.C65])" office:value-type="float" office:value="0.0883883476483184">
            <text:p>0.0883883476</text:p>
          </table:table-cell>
          <table:table-cell table:style-name="ce7" table:formula="of:=LOG([.H65];2)" office:value-type="float" office:value="-3.5">
            <text:p>-3.5</text:p>
          </table:table-cell>
          <table:table-cell table:style-name="ce7" table:formula="of:=2^([.B65]/[.I65])" office:value-type="float" office:value="0.205083839001909">
            <text:p>0.205083839</text:p>
          </table:table-cell>
          <table:table-cell table:style-name="ce7" table:formula="of:=([.B65]/[.I65])" office:value-type="float" office:value="-2.28571428571429">
            <text:p>-2.2857142857</text:p>
          </table:table-cell>
          <table:table-cell table:style-name="ce7" table:formula="of:=LOG(LOG( [.G65]/(2*[.C65]); 2) ;2) - LOG(LOG( [.B65] * [.E65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6]" office:value-type="float" office:value="8">
            <text:p>8</text:p>
          </table:table-cell>
          <table:table-cell table:style-name="ce7" table:formula="of:=SQRT([.B66])" office:value-type="float" office:value="2.82842712474619">
            <text:p>2.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6]" office:value-type="float" office:value="1">
            <text:p>1</text:p>
          </table:table-cell>
          <table:table-cell table:style-name="ce7" table:formula="of:=[.G66]/(2*[.E66]*[.C66])" office:value-type="float" office:value="0.0883883476483184">
            <text:p>0.0883883476</text:p>
          </table:table-cell>
          <table:table-cell table:style-name="ce7" table:formula="of:=LOG([.H66];2)" office:value-type="float" office:value="-3.5">
            <text:p>-3.5</text:p>
          </table:table-cell>
          <table:table-cell table:style-name="ce7" table:formula="of:=2^([.B66]/[.I66])" office:value-type="float" office:value="0.205083839001909">
            <text:p>0.205083839</text:p>
          </table:table-cell>
          <table:table-cell table:style-name="ce7" table:formula="of:=([.B66]/[.I66])" office:value-type="float" office:value="-2.28571428571429">
            <text:p>-2.2857142857</text:p>
          </table:table-cell>
          <table:table-cell table:style-name="ce7" table:formula="of:=LOG(LOG( [.G66]/(2*[.C66]); 2) ;2) - LOG(LOG( [.B66] * [.E6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7]" office:value-type="float" office:value="8">
            <text:p>8</text:p>
          </table:table-cell>
          <table:table-cell table:style-name="ce7" table:formula="of:=SQRT([.B67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2^[.F67]" office:value-type="float" office:value="1.60693804425899E+060">
            <text:p>1606938044258990000000000000000000000000000000000000000000000</text:p>
          </table:table-cell>
          <table:table-cell table:style-name="ce7" table:formula="of:=[.G67]/(2*[.E67]*[.C67])" office:value-type="float" office:value="7.10172992526363E+058">
            <text:p>71017299252636300000000000000000000000000000000000000000000</text:p>
          </table:table-cell>
          <table:table-cell table:style-name="ce7" table:formula="of:=LOG([.H67];2)" office:value-type="float" office:value="195.5">
            <text:p>195.5</text:p>
          </table:table-cell>
          <table:table-cell table:style-name="ce7" table:formula="of:=2^([.B67]/[.I67])" office:value-type="float" office:value="1.02877016986071">
            <text:p>1.0287701699</text:p>
          </table:table-cell>
          <table:table-cell table:style-name="ce7" table:formula="of:=([.B67]/[.I67])" office:value-type="float" office:value="0.040920716112532">
            <text:p>0.0409207161</text:p>
          </table:table-cell>
          <table:table-cell table:style-name="ce7" table:formula="of:=LOG(LOG( [.G67]/(2*[.C67]); 2) ;2) - LOG(LOG( [.B67] * [.E67];2) ; 2)" office:value-type="float" office:value="5.3037807481771">
            <text:p>5.303780748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8]" office:value-type="float" office:value="8">
            <text:p>8</text:p>
          </table:table-cell>
          <table:table-cell table:style-name="ce7" table:formula="of:=SQRT([.B68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2^[.F68]" office:value-type="float" office:value="1.80925139433307E+075">
            <text:p>1809251394333070000000000000000000000000000000000000000000000000000000000000</text:p>
          </table:table-cell>
          <table:table-cell table:style-name="ce7" table:formula="of:=[.G68]/(2*[.E68]*[.C68])" office:value-type="float" office:value="7.99583706127579E+073">
            <text:p>79958370612757900000000000000000000000000000000000000000000000000000000000</text:p>
          </table:table-cell>
          <table:table-cell table:style-name="ce7" table:formula="of:=LOG([.H68];2)" office:value-type="float" office:value="245.5">
            <text:p>245.5</text:p>
          </table:table-cell>
          <table:table-cell table:style-name="ce7" table:formula="of:=2^([.B68]/[.I68])" office:value-type="float" office:value="1.02284430497145">
            <text:p>1.022844305</text:p>
          </table:table-cell>
          <table:table-cell table:style-name="ce7" table:formula="of:=([.B68]/[.I68])" office:value-type="float" office:value="0.0325865580448065">
            <text:p>0.032586558</text:p>
          </table:table-cell>
          <table:table-cell table:style-name="ce7" table:formula="of:=LOG(LOG( [.G68]/(2*[.C68]); 2) ;2) - LOG(LOG( [.B68] * [.E68];2) ; 2)" office:value-type="float" office:value="5.62935662007961">
            <text:p>5.629356620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9]" office:value-type="float" office:value="8">
            <text:p>8</text:p>
          </table:table-cell>
          <table:table-cell table:style-name="ce7" table:formula="of:=SQRT([.B69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2^[.F69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69]/(2*[.E69]*[.C69])" office:value-type="float" office:value="9.00251220241922E+088">
            <text:p>90025122024192200000000000000000000000000000000000000000000000000000000000000000000000000</text:p>
          </table:table-cell>
          <table:table-cell table:style-name="ce7" table:formula="of:=LOG([.H69];2)" office:value-type="float" office:value="295.5">
            <text:p>295.5</text:p>
          </table:table-cell>
          <table:table-cell table:style-name="ce7" table:formula="of:=2^([.B69]/[.I69])" office:value-type="float" office:value="1.01894258266219">
            <text:p>1.0189425827</text:p>
          </table:table-cell>
          <table:table-cell table:style-name="ce7" table:formula="of:=([.B69]/[.I69])" office:value-type="float" office:value="0.027072758037225">
            <text:p>0.027072758</text:p>
          </table:table-cell>
          <table:table-cell table:style-name="ce7" table:formula="of:=LOG(LOG( [.G69]/(2*[.C69]); 2) ;2) - LOG(LOG( [.B69] * [.E69];2) ; 2)" office:value-type="float" office:value="5.89481776330794">
            <text:p>5.894817763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0]" office:value-type="float" office:value="8">
            <text:p>8</text:p>
          </table:table-cell>
          <table:table-cell table:style-name="ce7" table:formula="of:=SQRT([.B70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350">
            <text:p>350</text:p>
          </table:table-cell>
          <table:table-cell table:formula="of:=2^[.F70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70]/(2*[.E70]*[.C70])" office:value-type="float" office:value="1.01359276500534E+104">
            <text:p>101359276500534000000000000000000000000000000000000000000000000000000000000000000000000000000000000000000</text:p>
          </table:table-cell>
          <table:table-cell table:style-name="ce7" table:formula="of:=LOG([.H70];2)" office:value-type="float" office:value="345.5">
            <text:p>345.5</text:p>
          </table:table-cell>
          <table:table-cell table:style-name="ce7" table:formula="of:=2^([.B70]/[.I70])" office:value-type="float" office:value="1.01617920618173">
            <text:p>1.0161792062</text:p>
          </table:table-cell>
          <table:table-cell table:style-name="ce7" table:formula="of:=([.B70]/[.I70])" office:value-type="float" office:value="0.0231548480463097">
            <text:p>0.023154848</text:p>
          </table:table-cell>
          <table:table-cell table:style-name="ce7" table:formula="of:=LOG(LOG( [.G70]/(2*[.C70]); 2) ;2) - LOG(LOG( [.B70] * [.E70];2) ; 2)" office:value-type="float" office:value="6.11894107272351">
            <text:p>6.118941072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1]" office:value-type="float" office:value="8">
            <text:p>8</text:p>
          </table:table-cell>
          <table:table-cell table:style-name="ce7" table:formula="of:=SQRT([.B71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2^[.F71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71]/(2*[.E71]*[.C71])" office:value-type="float" office:value="1.14120399969587E+119">
            <text:p>114120399969587000000000000000000000000000000000000000000000000000000000000000000000000000000000000000000000000000000000</text:p>
          </table:table-cell>
          <table:table-cell table:style-name="ce7" table:formula="of:=LOG([.H71];2)" office:value-type="float" office:value="395.5">
            <text:p>395.5</text:p>
          </table:table-cell>
          <table:table-cell table:style-name="ce7" table:formula="of:=2^([.B71]/[.I71])" office:value-type="float" office:value="1.01411942687674">
            <text:p>1.0141194269</text:p>
          </table:table-cell>
          <table:table-cell table:style-name="ce7" table:formula="of:=([.B71]/[.I71])" office:value-type="float" office:value="0.0202275600505689">
            <text:p>0.0202275601</text:p>
          </table:table-cell>
          <table:table-cell table:style-name="ce7" table:formula="of:=LOG(LOG( [.G71]/(2*[.C71]); 2) ;2) - LOG(LOG( [.B71] * [.E71];2) ; 2)" office:value-type="float" office:value="6.31288295528436">
            <text:p>6.312882955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2]" office:value-type="float" office:value="8">
            <text:p>8</text:p>
          </table:table-cell>
          <table:table-cell table:style-name="ce7" table:formula="of:=SQRT([.B72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450">
            <text:p>450</text:p>
          </table:table-cell>
          <table:table-cell table:formula="of:=2^[.F72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72]/(2*[.E72]*[.C72])" office:value-type="float" office:value="1.28488147694601E+134">
            <text:p>128488147694601000000000000000000000000000000000000000000000000000000000000000000000000000000000000000000000000000000000000000000000000</text:p>
          </table:table-cell>
          <table:table-cell table:style-name="ce7" table:formula="of:=LOG([.H72];2)" office:value-type="float" office:value="445.5">
            <text:p>445.5</text:p>
          </table:table-cell>
          <table:table-cell table:style-name="ce7" table:formula="of:=2^([.B72]/[.I72])" office:value-type="float" office:value="1.0125248748172">
            <text:p>1.0125248748</text:p>
          </table:table-cell>
          <table:table-cell table:style-name="ce7" table:formula="of:=([.B72]/[.I72])" office:value-type="float" office:value="0.0179573512906846">
            <text:p>0.0179573513</text:p>
          </table:table-cell>
          <table:table-cell table:style-name="ce7" table:formula="of:=LOG(LOG( [.G72]/(2*[.C72]); 2) ;2) - LOG(LOG( [.B72] * [.E72];2) ; 2)" office:value-type="float" office:value="6.48381577726426">
            <text:p>6.483815777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3]" office:value-type="float" office:value="8">
            <text:p>8</text:p>
          </table:table-cell>
          <table:table-cell table:style-name="ce7" table:formula="of:=SQRT([.B73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f:=2^[.F73]" office:value-type="float" office:value="1.42724769270596E+045">
            <text:p>1427247692705960000000000000000000000000000000</text:p>
          </table:table-cell>
          <table:table-cell table:style-name="ce7" table:formula="of:=[.G73]/(2*[.E73]*[.C73])" office:value-type="float" office:value="6.30760326215774E+043">
            <text:p>63076032621577400000000000000000000000000000</text:p>
          </table:table-cell>
          <table:table-cell table:style-name="ce7" table:formula="of:=LOG([.H73];2)" office:value-type="float" office:value="145.5">
            <text:p>145.5</text:p>
          </table:table-cell>
          <table:table-cell table:style-name="ce7" table:formula="of:=2^([.B73]/[.I73])" office:value-type="float" office:value="1.03884673082394">
            <text:p>1.0388467308</text:p>
          </table:table-cell>
          <table:table-cell table:style-name="ce7" table:formula="of:=([.B73]/[.I73])" office:value-type="float" office:value="0.0549828178694158">
            <text:p>0.0549828179</text:p>
          </table:table-cell>
          <table:table-cell table:style-name="ce7" table:formula="of:=LOG(LOG( [.G73]/(2*[.C73]); 2) ;2) - LOG(LOG( [.B73] * [.E73];2) ; 2)" office:value-type="float" office:value="4.88264304936184">
            <text:p>4.882643049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4]" office:value-type="float" office:value="8">
            <text:p>8</text:p>
          </table:table-cell>
          <table:table-cell table:style-name="ce7" table:formula="of:=SQRT([.B74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2^[.F74]" office:value-type="float" office:value="1.26765060022823E+030">
            <text:p>1267650600228230000000000000000</text:p>
          </table:table-cell>
          <table:table-cell table:style-name="ce7" table:formula="of:=[.G74]/(2*[.E74]*[.C74])" office:value-type="float" office:value="5.60227709747861E+028">
            <text:p>56022770974786100000000000000</text:p>
          </table:table-cell>
          <table:table-cell table:style-name="ce7" table:formula="of:=LOG([.H74];2)" office:value-type="float" office:value="95.5">
            <text:p>95.5</text:p>
          </table:table-cell>
          <table:table-cell table:style-name="ce7" table:formula="of:=2^([.B74]/[.I74])" office:value-type="float" office:value="1.05978354589123">
            <text:p>1.0597835459</text:p>
          </table:table-cell>
          <table:table-cell table:style-name="ce7" table:formula="of:=([.B74]/[.I74])" office:value-type="float" office:value="0.0837696335078534">
            <text:p>0.0837696335</text:p>
          </table:table-cell>
          <table:table-cell table:style-name="ce7" table:formula="of:=LOG(LOG( [.G74]/(2*[.C74]); 2) ;2) - LOG(LOG( [.B74] * [.E74];2) ; 2)" office:value-type="float" office:value="4.28540221886225">
            <text:p>4.285402218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5]" office:value-type="float" office:value="8">
            <text:p>8</text:p>
          </table:table-cell>
          <table:table-cell table:style-name="ce7" table:formula="of:=SQRT([.B75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2^[.F75]" office:value-type="float" office:value="1.12589990684262E+015">
            <text:p>1125899906842620</text:p>
          </table:table-cell>
          <table:table-cell table:style-name="ce7" table:formula="of:=[.G75]/(2*[.E75]*[.C75])" office:value-type="float" office:value="49758216191607.6">
            <text:p>49758216191607.6</text:p>
          </table:table-cell>
          <table:table-cell table:style-name="ce7" table:formula="of:=LOG([.H75];2)" office:value-type="float" office:value="45.5">
            <text:p>45.5</text:p>
          </table:table-cell>
          <table:table-cell table:style-name="ce7" table:formula="of:=2^([.B75]/[.I75])" office:value-type="float" office:value="1.12960953837133">
            <text:p>1.1296095384</text:p>
          </table:table-cell>
          <table:table-cell table:style-name="ce7" table:formula="of:=([.B75]/[.I75])" office:value-type="float" office:value="0.175824175824176">
            <text:p>0.1758241758</text:p>
          </table:table-cell>
          <table:table-cell table:style-name="ce7" table:formula="of:=LOG(LOG( [.G75]/(2*[.C75]); 2) ;2) - LOG(LOG( [.B75] * [.E75];2) ; 2)" office:value-type="float" office:value="3.24792751344359">
            <text:p>3.247927513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6]" office:value-type="float" office:value="8">
            <text:p>8</text:p>
          </table:table-cell>
          <table:table-cell table:style-name="ce7" table:formula="of:=SQRT([.B76])" office:value-type="float" office:value="2.82842712474619">
            <text:p>2.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6]" office:value-type="float" office:value="1">
            <text:p>1</text:p>
          </table:table-cell>
          <table:table-cell table:style-name="ce7" table:formula="of:=[.G76]/(2*[.E76]*[.C76])" office:value-type="float" office:value="0.0441941738241592">
            <text:p>0.0441941738</text:p>
          </table:table-cell>
          <table:table-cell table:style-name="ce7" table:formula="of:=LOG([.H76];2)" office:value-type="float" office:value="-4.5">
            <text:p>-4.5</text:p>
          </table:table-cell>
          <table:table-cell table:style-name="ce7" table:formula="of:=2^([.B76]/[.I76])" office:value-type="float" office:value="0.291632259894029">
            <text:p>0.2916322599</text:p>
          </table:table-cell>
          <table:table-cell table:style-name="ce7" table:formula="of:=([.B76]/[.I76])" office:value-type="float" office:value="-1.77777777777778">
            <text:p>-1.7777777778</text:p>
          </table:table-cell>
          <table:table-cell table:style-name="ce7" table:formula="of:=LOG(LOG( [.G76]/(2*[.C76]); 2) ;2) - LOG(LOG( [.B76] * [.E7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7]" office:value-type="float" office:value="8">
            <text:p>8</text:p>
          </table:table-cell>
          <table:table-cell table:style-name="ce7" table:formula="of:=SQRT([.B77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2^[.F77]" office:value-type="float" office:value="1.12589990684262E+015">
            <text:p>1125899906842620</text:p>
          </table:table-cell>
          <table:table-cell table:style-name="ce7" table:formula="of:=[.G77]/(2*[.E77]*[.C77])" office:value-type="float" office:value="24879108095803.8">
            <text:p>24879108095803.8</text:p>
          </table:table-cell>
          <table:table-cell table:style-name="ce7" table:formula="of:=LOG([.H77];2)" office:value-type="float" office:value="44.5">
            <text:p>44.5</text:p>
          </table:table-cell>
          <table:table-cell table:style-name="ce7" table:formula="of:=2^([.B77]/[.I77])" office:value-type="float" office:value="1.13270743717959">
            <text:p>1.1327074372</text:p>
          </table:table-cell>
          <table:table-cell table:style-name="ce7" table:formula="of:=([.B77]/[.I77])" office:value-type="float" office:value="0.179775280898876">
            <text:p>0.1797752809</text:p>
          </table:table-cell>
          <table:table-cell table:style-name="ce7" table:formula="of:=LOG(LOG( [.G77]/(2*[.C77]); 2) ;2) - LOG(LOG( [.B77] * [.E77];2) ; 2)" office:value-type="float" office:value="2.98489310760979">
            <text:p>2.9848931076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8]" office:value-type="float" office:value="8">
            <text:p>8</text:p>
          </table:table-cell>
          <table:table-cell table:style-name="ce7" table:formula="of:=SQRT([.B78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2^[.F78]" office:value-type="float" office:value="1.26765060022823E+030">
            <text:p>1267650600228230000000000000000</text:p>
          </table:table-cell>
          <table:table-cell table:style-name="ce7" table:formula="of:=[.G78]/(2*[.E78]*[.C78])" office:value-type="float" office:value="2.80113854873931E+028">
            <text:p>28011385487393100000000000000</text:p>
          </table:table-cell>
          <table:table-cell table:style-name="ce7" table:formula="of:=LOG([.H78];2)" office:value-type="float" office:value="94.5">
            <text:p>94.5</text:p>
          </table:table-cell>
          <table:table-cell table:style-name="ce7" table:formula="of:=2^([.B78]/[.I78])" office:value-type="float" office:value="1.06043492056907">
            <text:p>1.0604349206</text:p>
          </table:table-cell>
          <table:table-cell table:style-name="ce7" table:formula="of:=([.B78]/[.I78])" office:value-type="float" office:value="0.0846560846560846">
            <text:p>0.0846560847</text:p>
          </table:table-cell>
          <table:table-cell table:style-name="ce7" table:formula="of:=LOG(LOG( [.G78]/(2*[.C78]); 2) ;2) - LOG(LOG( [.B78] * [.E78];2) ; 2)" office:value-type="float" office:value="4.02236781302845">
            <text:p>4.02236781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9]" office:value-type="float" office:value="8">
            <text:p>8</text:p>
          </table:table-cell>
          <table:table-cell table:style-name="ce7" table:formula="of:=SQRT([.B79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150">
            <text:p>150</text:p>
          </table:table-cell>
          <table:table-cell table:formula="of:=2^[.F79]" office:value-type="float" office:value="1.42724769270596E+045">
            <text:p>1427247692705960000000000000000000000000000000</text:p>
          </table:table-cell>
          <table:table-cell table:style-name="ce7" table:formula="of:=[.G79]/(2*[.E79]*[.C79])" office:value-type="float" office:value="3.15380163107887E+043">
            <text:p>31538016310788700000000000000000000000000000</text:p>
          </table:table-cell>
          <table:table-cell table:style-name="ce7" table:formula="of:=LOG([.H79];2)" office:value-type="float" office:value="144.5">
            <text:p>144.5</text:p>
          </table:table-cell>
          <table:table-cell table:style-name="ce7" table:formula="of:=2^([.B79]/[.I79])" office:value-type="float" office:value="1.03912075782502">
            <text:p>1.0391207578</text:p>
          </table:table-cell>
          <table:table-cell table:style-name="ce7" table:formula="of:=([.B79]/[.I79])" office:value-type="float" office:value="0.055363321799308">
            <text:p>0.0553633218</text:p>
          </table:table-cell>
          <table:table-cell table:style-name="ce7" table:formula="of:=LOG(LOG( [.G79]/(2*[.C79]); 2) ;2) - LOG(LOG( [.B79] * [.E79];2) ; 2)" office:value-type="float" office:value="4.61960864352805">
            <text:p>4.619608643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0]" office:value-type="float" office:value="8">
            <text:p>8</text:p>
          </table:table-cell>
          <table:table-cell table:style-name="ce7" table:formula="of:=SQRT([.B80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2^[.F80]" office:value-type="float" office:value="1.60693804425899E+060">
            <text:p>1606938044258990000000000000000000000000000000000000000000000</text:p>
          </table:table-cell>
          <table:table-cell table:style-name="ce7" table:formula="of:=[.G80]/(2*[.E80]*[.C80])" office:value-type="float" office:value="3.55086496263181E+058">
            <text:p>35508649626318100000000000000000000000000000000000000000000</text:p>
          </table:table-cell>
          <table:table-cell table:style-name="ce7" table:formula="of:=LOG([.H80];2)" office:value-type="float" office:value="194.5">
            <text:p>194.5</text:p>
          </table:table-cell>
          <table:table-cell table:style-name="ce7" table:formula="of:=2^([.B80]/[.I80])" office:value-type="float" office:value="1.028920207116">
            <text:p>1.0289202071</text:p>
          </table:table-cell>
          <table:table-cell table:style-name="ce7" table:formula="of:=([.B80]/[.I80])" office:value-type="float" office:value="0.0411311053984576">
            <text:p>0.0411311054</text:p>
          </table:table-cell>
          <table:table-cell table:style-name="ce7" table:formula="of:=LOG(LOG( [.G80]/(2*[.C80]); 2) ;2) - LOG(LOG( [.B80] * [.E80];2) ; 2)" office:value-type="float" office:value="5.04074634234331">
            <text:p>5.040746342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1]" office:value-type="float" office:value="8">
            <text:p>8</text:p>
          </table:table-cell>
          <table:table-cell table:style-name="ce7" table:formula="of:=SQRT([.B81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250">
            <text:p>250</text:p>
          </table:table-cell>
          <table:table-cell table:formula="of:=2^[.F81]" office:value-type="float" office:value="1.80925139433307E+075">
            <text:p>1809251394333070000000000000000000000000000000000000000000000000000000000000</text:p>
          </table:table-cell>
          <table:table-cell table:style-name="ce7" table:formula="of:=[.G81]/(2*[.E81]*[.C81])" office:value-type="float" office:value="3.9979185306379E+073">
            <text:p>39979185306379000000000000000000000000000000000000000000000000000000000000</text:p>
          </table:table-cell>
          <table:table-cell table:style-name="ce7" table:formula="of:=LOG([.H81];2)" office:value-type="float" office:value="244.5">
            <text:p>244.5</text:p>
          </table:table-cell>
          <table:table-cell table:style-name="ce7" table:formula="of:=2^([.B81]/[.I81])" office:value-type="float" office:value="1.02293880124448">
            <text:p>1.0229388012</text:p>
          </table:table-cell>
          <table:table-cell table:style-name="ce7" table:formula="of:=([.B81]/[.I81])" office:value-type="float" office:value="0.032719836400818">
            <text:p>0.0327198364</text:p>
          </table:table-cell>
          <table:table-cell table:style-name="ce7" table:formula="of:=LOG(LOG( [.G81]/(2*[.C81]); 2) ;2) - LOG(LOG( [.B81] * [.E81];2) ; 2)" office:value-type="float" office:value="5.36632221424582">
            <text:p>5.366322214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2]" office:value-type="float" office:value="8">
            <text:p>8</text:p>
          </table:table-cell>
          <table:table-cell table:style-name="ce7" table:formula="of:=SQRT([.B82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2^[.F82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82]/(2*[.E82]*[.C82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H82];2)" office:value-type="float" office:value="294.5">
            <text:p>294.5</text:p>
          </table:table-cell>
          <table:table-cell table:style-name="ce7" table:formula="of:=2^([.B82]/[.I82])" office:value-type="float" office:value="1.01900751128819">
            <text:p>1.0190075113</text:p>
          </table:table-cell>
          <table:table-cell table:style-name="ce7" table:formula="of:=([.B82]/[.I82])" office:value-type="float" office:value="0.0271646859083192">
            <text:p>0.0271646859</text:p>
          </table:table-cell>
          <table:table-cell table:style-name="ce7" table:formula="of:=LOG(LOG( [.G82]/(2*[.C82]); 2) ;2) - LOG(LOG( [.B82] * [.E82];2) ; 2)" office:value-type="float" office:value="5.63178335747415">
            <text:p>5.631783357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3]" office:value-type="float" office:value="8">
            <text:p>8</text:p>
          </table:table-cell>
          <table:table-cell table:style-name="ce7" table:formula="of:=SQRT([.B83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350">
            <text:p>350</text:p>
          </table:table-cell>
          <table:table-cell table:formula="of:=2^[.F8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83]/(2*[.E83]*[.C83])" office:value-type="float" office:value="5.06796382502669E+103">
            <text:p>50679638250266900000000000000000000000000000000000000000000000000000000000000000000000000000000000000000</text:p>
          </table:table-cell>
          <table:table-cell table:style-name="ce7" table:formula="of:=LOG([.H83];2)" office:value-type="float" office:value="344.5">
            <text:p>344.5</text:p>
          </table:table-cell>
          <table:table-cell table:style-name="ce7" table:formula="of:=2^([.B83]/[.I83])" office:value-type="float" office:value="1.0162265494887">
            <text:p>1.0162265495</text:p>
          </table:table-cell>
          <table:table-cell table:style-name="ce7" table:formula="of:=([.B83]/[.I83])" office:value-type="float" office:value="0.02322206095791">
            <text:p>0.023222061</text:p>
          </table:table-cell>
          <table:table-cell table:style-name="ce7" table:formula="of:=LOG(LOG( [.G83]/(2*[.C83]); 2) ;2) - LOG(LOG( [.B83] * [.E83];2) ; 2)" office:value-type="float" office:value="5.85590666688971">
            <text:p>5.855906666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4]" office:value-type="float" office:value="8">
            <text:p>8</text:p>
          </table:table-cell>
          <table:table-cell table:style-name="ce7" table:formula="of:=SQRT([.B84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8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84]/(2*[.E84]*[.C8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7" table:formula="of:=LOG([.H84];2)" office:value-type="float" office:value="394.5">
            <text:p>394.5</text:p>
          </table:table-cell>
          <table:table-cell table:style-name="ce7" table:formula="of:=2^([.B84]/[.I84])" office:value-type="float" office:value="1.01415546969753">
            <text:p>1.0141554697</text:p>
          </table:table-cell>
          <table:table-cell table:style-name="ce7" table:formula="of:=([.B84]/[.I84])" office:value-type="float" office:value="0.0202788339670469">
            <text:p>0.020278834</text:p>
          </table:table-cell>
          <table:table-cell table:style-name="ce7" table:formula="of:=LOG(LOG( [.G84]/(2*[.C84]); 2) ;2) - LOG(LOG( [.B84] * [.E84];2) ; 2)" office:value-type="float" office:value="6.04984854945056">
            <text:p>6.049848549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5]" office:value-type="float" office:value="8">
            <text:p>8</text:p>
          </table:table-cell>
          <table:table-cell table:style-name="ce7" table:formula="of:=SQRT([.B85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50">
            <text:p>450</text:p>
          </table:table-cell>
          <table:table-cell table:formula="of:=2^[.F8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85]/(2*[.E85]*[.C85])" office:value-type="float" office:value="6.42440738473004E+133">
            <text:p>64244073847300400000000000000000000000000000000000000000000000000000000000000000000000000000000000000000000000000000000000000000000000</text:p>
          </table:table-cell>
          <table:table-cell table:style-name="ce7" table:formula="of:=LOG([.H85];2)" office:value-type="float" office:value="444.5">
            <text:p>444.5</text:p>
          </table:table-cell>
          <table:table-cell table:style-name="ce7" table:formula="of:=2^([.B85]/[.I85])" office:value-type="float" office:value="1.0125532283877">
            <text:p>1.0125532284</text:p>
          </table:table-cell>
          <table:table-cell table:style-name="ce7" table:formula="of:=([.B85]/[.I85])" office:value-type="float" office:value="0.0179977502812149">
            <text:p>0.0179977503</text:p>
          </table:table-cell>
          <table:table-cell table:style-name="ce7" table:formula="of:=LOG(LOG( [.G85]/(2*[.C85]); 2) ;2) - LOG(LOG( [.B85] * [.E85];2) ; 2)" office:value-type="float" office:value="6.22078137143046">
            <text:p>6.2207813714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6]" office:value-type="float" office:value="8">
            <text:p>8</text:p>
          </table:table-cell>
          <table:table-cell table:style-name="ce7" table:formula="of:=SQRT([.B86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6]" office:value-type="float" office:value="1">
            <text:p>1</text:p>
          </table:table-cell>
          <table:table-cell table:style-name="ce7" table:formula="of:=[.G86]/(2*[.E86]*[.C86])" office:value-type="float" office:value="0.0220970869120796">
            <text:p>0.0220970869</text:p>
          </table:table-cell>
          <table:table-cell table:style-name="ce7" table:formula="of:=LOG([.H86];2)" office:value-type="float" office:value="-5.5">
            <text:p>-5.5</text:p>
          </table:table-cell>
          <table:table-cell table:style-name="ce7" table:formula="of:=2^([.B86]/[.I86])" office:value-type="float" office:value="0.364870026420362">
            <text:p>0.3648700264</text:p>
          </table:table-cell>
          <table:table-cell table:style-name="ce7" table:formula="of:=([.B86]/[.I86])" office:value-type="float" office:value="-1.45454545454545">
            <text:p>-1.4545454545</text:p>
          </table:table-cell>
          <table:table-cell table:style-name="ce7" table:formula="of:=LOG(LOG( [.G86]/(2*[.C86]); 2) ;2) - LOG(LOG( [.B86] * [.E8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7]" office:value-type="float" office:value="8">
            <text:p>8</text:p>
          </table:table-cell>
          <table:table-cell table:style-name="ce7" table:formula="of:=SQRT([.B87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2^[.F87]" office:value-type="float" office:value="1.12589990684262E+015">
            <text:p>1125899906842620</text:p>
          </table:table-cell>
          <table:table-cell table:style-name="ce7" table:formula="of:=[.G87]/(2*[.E87]*[.C87])" office:value-type="float" office:value="12439554047901.9">
            <text:p>12439554047901.9</text:p>
          </table:table-cell>
          <table:table-cell table:style-name="ce7" table:formula="of:=LOG([.H87];2)" office:value-type="float" office:value="43.5">
            <text:p>43.5</text:p>
          </table:table-cell>
          <table:table-cell table:style-name="ce7" table:formula="of:=2^([.B87]/[.I87])" office:value-type="float" office:value="1.13595685923379">
            <text:p>1.1359568592</text:p>
          </table:table-cell>
          <table:table-cell table:style-name="ce7" table:formula="of:=([.B87]/[.I87])" office:value-type="float" office:value="0.183908045977011">
            <text:p>0.183908046</text:p>
          </table:table-cell>
          <table:table-cell table:style-name="ce7" table:formula="of:=LOG(LOG( [.G87]/(2*[.C87]); 2) ;2) - LOG(LOG( [.B87] * [.E87];2) ; 2)" office:value-type="float" office:value="2.76250068627334">
            <text:p>2.762500686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8]" office:value-type="float" office:value="8">
            <text:p>8</text:p>
          </table:table-cell>
          <table:table-cell table:style-name="ce7" table:formula="of:=SQRT([.B88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2^[.F88]" office:value-type="float" office:value="1.26765060022823E+030">
            <text:p>1267650600228230000000000000000</text:p>
          </table:table-cell>
          <table:table-cell table:style-name="ce7" table:formula="of:=[.G88]/(2*[.E88]*[.C88])" office:value-type="float" office:value="1.40056927436965E+028">
            <text:p>14005692743696500000000000000</text:p>
          </table:table-cell>
          <table:table-cell table:style-name="ce7" table:formula="of:=LOG([.H88];2)" office:value-type="float" office:value="93.5">
            <text:p>93.5</text:p>
          </table:table-cell>
          <table:table-cell table:style-name="ce7" table:formula="of:=2^([.B88]/[.I88])" office:value-type="float" office:value="1.06110064168847">
            <text:p>1.0611006417</text:p>
          </table:table-cell>
          <table:table-cell table:style-name="ce7" table:formula="of:=([.B88]/[.I88])" office:value-type="float" office:value="0.0855614973262032">
            <text:p>0.0855614973</text:p>
          </table:table-cell>
          <table:table-cell table:style-name="ce7" table:formula="of:=LOG(LOG( [.G88]/(2*[.C88]); 2) ;2) - LOG(LOG( [.B88] * [.E88];2) ; 2)" office:value-type="float" office:value="3.79997539169201">
            <text:p>3.799975391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9]" office:value-type="float" office:value="8">
            <text:p>8</text:p>
          </table:table-cell>
          <table:table-cell table:style-name="ce7" table:formula="of:=SQRT([.B89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150">
            <text:p>150</text:p>
          </table:table-cell>
          <table:table-cell table:formula="of:=2^[.F89]" office:value-type="float" office:value="1.42724769270596E+045">
            <text:p>1427247692705960000000000000000000000000000000</text:p>
          </table:table-cell>
          <table:table-cell table:style-name="ce7" table:formula="of:=[.G89]/(2*[.E89]*[.C89])" office:value-type="float" office:value="1.57690081553943E+043">
            <text:p>15769008155394300000000000000000000000000000</text:p>
          </table:table-cell>
          <table:table-cell table:style-name="ce7" table:formula="of:=LOG([.H89];2)" office:value-type="float" office:value="143.5">
            <text:p>143.5</text:p>
          </table:table-cell>
          <table:table-cell table:style-name="ce7" table:formula="of:=2^([.B89]/[.I89])" office:value-type="float" office:value="1.03939867781884">
            <text:p>1.0393986778</text:p>
          </table:table-cell>
          <table:table-cell table:style-name="ce7" table:formula="of:=([.B89]/[.I89])" office:value-type="float" office:value="0.0557491289198606">
            <text:p>0.0557491289</text:p>
          </table:table-cell>
          <table:table-cell table:style-name="ce7" table:formula="of:=LOG(LOG( [.G89]/(2*[.C89]); 2) ;2) - LOG(LOG( [.B89] * [.E89];2) ; 2)" office:value-type="float" office:value="4.3972162221916">
            <text:p>4.397216222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0]" office:value-type="float" office:value="8">
            <text:p>8</text:p>
          </table:table-cell>
          <table:table-cell table:style-name="ce7" table:formula="of:=SQRT([.B90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200">
            <text:p>200</text:p>
          </table:table-cell>
          <table:table-cell table:formula="of:=2^[.F90]" office:value-type="float" office:value="1.60693804425899E+060">
            <text:p>1606938044258990000000000000000000000000000000000000000000000</text:p>
          </table:table-cell>
          <table:table-cell table:style-name="ce7" table:formula="of:=[.G90]/(2*[.E90]*[.C90])" office:value-type="float" office:value="1.77543248131591E+058">
            <text:p>17754324813159100000000000000000000000000000000000000000000</text:p>
          </table:table-cell>
          <table:table-cell table:style-name="ce7" table:formula="of:=LOG([.H90];2)" office:value-type="float" office:value="193.5">
            <text:p>193.5</text:p>
          </table:table-cell>
          <table:table-cell table:style-name="ce7" table:formula="of:=2^([.B90]/[.I90])" office:value-type="float" office:value="1.02907181736602">
            <text:p>1.0290718174</text:p>
          </table:table-cell>
          <table:table-cell table:style-name="ce7" table:formula="of:=([.B90]/[.I90])" office:value-type="float" office:value="0.041343669250646">
            <text:p>0.0413436693</text:p>
          </table:table-cell>
          <table:table-cell table:style-name="ce7" table:formula="of:=LOG(LOG( [.G90]/(2*[.C90]); 2) ;2) - LOG(LOG( [.B90] * [.E90];2) ; 2)" office:value-type="float" office:value="4.81835392100686">
            <text:p>4.81835392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1]" office:value-type="float" office:value="8">
            <text:p>8</text:p>
          </table:table-cell>
          <table:table-cell table:style-name="ce7" table:formula="of:=SQRT([.B91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2^[.F91]" office:value-type="float" office:value="1.80925139433307E+075">
            <text:p>1809251394333070000000000000000000000000000000000000000000000000000000000000</text:p>
          </table:table-cell>
          <table:table-cell table:style-name="ce7" table:formula="of:=[.G91]/(2*[.E91]*[.C91])" office:value-type="float" office:value="1.99895926531895E+073">
            <text:p>19989592653189500000000000000000000000000000000000000000000000000000000000</text:p>
          </table:table-cell>
          <table:table-cell table:style-name="ce7" table:formula="of:=LOG([.H91];2)" office:value-type="float" office:value="243.5">
            <text:p>243.5</text:p>
          </table:table-cell>
          <table:table-cell table:style-name="ce7" table:formula="of:=2^([.B91]/[.I91])" office:value-type="float" office:value="1.02303408250556">
            <text:p>1.0230340825</text:p>
          </table:table-cell>
          <table:table-cell table:style-name="ce7" table:formula="of:=([.B91]/[.I91])" office:value-type="float" office:value="0.0328542094455852">
            <text:p>0.0328542094</text:p>
          </table:table-cell>
          <table:table-cell table:style-name="ce7" table:formula="of:=LOG(LOG( [.G91]/(2*[.C91]); 2) ;2) - LOG(LOG( [.B91] * [.E91];2) ; 2)" office:value-type="float" office:value="5.14392979290937">
            <text:p>5.1439297929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2]" office:value-type="float" office:value="8">
            <text:p>8</text:p>
          </table:table-cell>
          <table:table-cell table:style-name="ce7" table:formula="of:=SQRT([.B92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 office:value-type="float" office:value="300">
            <text:p>300</text:p>
          </table:table-cell>
          <table:table-cell table:formula="of:=2^[.F92]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G92]/(2*[.E92]*[.C92])" office:value-type="float" office:value="2.77000375459053E+088">
            <text:p>27700037545905300000000000000000000000000000000000000000000000000000000000000000000000000</text:p>
          </table:table-cell>
          <table:table-cell table:style-name="ce7" table:formula="of:=LOG([.H92];2)" office:value-type="float" office:value="293.799560281859">
            <text:p>293.7995602819</text:p>
          </table:table-cell>
          <table:table-cell table:style-name="ce7" table:formula="of:=2^([.B92]/[.I92])" office:value-type="float" office:value="1.01905325557964">
            <text:p>1.0190532556</text:p>
          </table:table-cell>
          <table:table-cell table:style-name="ce7" table:formula="of:=([.B92]/[.I92])" office:value-type="float" office:value="0.0272294485135551">
            <text:p>0.0272294485</text:p>
          </table:table-cell>
          <table:table-cell table:style-name="ce7" table:formula="of:=LOG(LOG( [.G92]/(2*[.C92]); 2) ;2) - LOG(LOG( [.B92] * [.E92];2) ; 2)" office:value-type="float" office:value="5.47249008227185">
            <text:p>5.472490082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3]" office:value-type="float" office:value="8">
            <text:p>8</text:p>
          </table:table-cell>
          <table:table-cell table:style-name="ce7" table:formula="of:=SQRT([.B93])" office:value-type="float" office:value="2.82842712474619">
            <text:p>2.8284271247</text:p>
          </table:table-cell>
          <table:table-cell table:style-name="ce7"/>
          <table:table-cell table:style-name="ce7" office:value-type="float" office:value="6">
            <text:p>6</text:p>
          </table:table-cell>
          <table:table-cell office:value-type="float" office:value="350">
            <text:p>350</text:p>
          </table:table-cell>
          <table:table-cell table:formula="of:=2^[.F93]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G93]/(2*[.E93]*[.C93])" office:value-type="float" office:value="6.75728510003559E+103">
            <text:p>67572851000355900000000000000000000000000000000000000000000000000000000000000000000000000000000000000000</text:p>
          </table:table-cell>
          <table:table-cell table:style-name="ce7" table:formula="of:=LOG([.H93];2)" office:value-type="float" office:value="344.915037499279">
            <text:p>344.9150374993</text:p>
          </table:table-cell>
          <table:table-cell table:style-name="ce7" table:formula="of:=2^([.B93]/[.I93])" office:value-type="float" office:value="1.01620686664873">
            <text:p>1.0162068666</text:p>
          </table:table-cell>
          <table:table-cell table:style-name="ce7" table:formula="of:=([.B93]/[.I93])" office:value-type="float" office:value="0.0231941177688338">
            <text:p>0.0231941178</text:p>
          </table:table-cell>
          <table:table-cell table:style-name="ce7" table:formula="of:=LOG(LOG( [.G93]/(2*[.C93]); 2) ;2) - LOG(LOG( [.B93] * [.E93];2) ; 2)" office:value-type="float" office:value="5.95932157359973">
            <text:p>5.9593215736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4]" office:value-type="float" office:value="8">
            <text:p>8</text:p>
          </table:table-cell>
          <table:table-cell table:style-name="ce7" table:formula="of:=SQRT([.B94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office:value-type="float" office:value="400">
            <text:p>400</text:p>
          </table:table-cell>
          <table:table-cell table:formula="of:=2^[.F94]" office:value-type="float" office:value="2.58224987808691E+120">
            <text:p>2582249878086910000000000000000000000000000000000000000000000000000000000000000000000000000000000000000000000000000000000</text:p>
          </table:table-cell>
          <table:table-cell table:style-name="ce7" table:formula="of:=[.G94]/(2*[.E94]*[.C94])" office:value-type="float" office:value="5.70601999847934E+118">
            <text:p>57060199984793400000000000000000000000000000000000000000000000000000000000000000000000000000000000000000000000000000000</text:p>
          </table:table-cell>
          <table:table-cell table:style-name="ce7" table:formula="of:=LOG([.H94];2)" office:value-type="float" office:value="394.5">
            <text:p>394.5</text:p>
          </table:table-cell>
          <table:table-cell table:style-name="ce7" table:formula="of:=2^([.B94]/[.I94])" office:value-type="float" office:value="1.01415546969753">
            <text:p>1.0141554697</text:p>
          </table:table-cell>
          <table:table-cell table:style-name="ce7" table:formula="of:=([.B94]/[.I94])" office:value-type="float" office:value="0.0202788339670469">
            <text:p>0.020278834</text:p>
          </table:table-cell>
          <table:table-cell table:style-name="ce7" table:formula="of:=LOG(LOG( [.G94]/(2*[.C94]); 2) ;2) - LOG(LOG( [.B94] * [.E94];2) ; 2)" office:value-type="float" office:value="6.04984854945056">
            <text:p>6.0498485495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5]" office:value-type="float" office:value="8">
            <text:p>8</text:p>
          </table:table-cell>
          <table:table-cell table:style-name="ce7" table:formula="of:=SQRT([.B95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office:value-type="float" office:value="450">
            <text:p>450</text:p>
          </table:table-cell>
          <table:table-cell table:formula="of:=2^[.F95]" office:value-type="float" office:value="2.90735489718243E+135">
            <text:p>2907354897182430000000000000000000000000000000000000000000000000000000000000000000000000000000000000000000000000000000000000000000000000</text:p>
          </table:table-cell>
          <table:table-cell table:style-name="ce7" table:formula="of:=[.G95]/(2*[.E95]*[.C95])" office:value-type="float" office:value="4.28293825648669E+133">
            <text:p>42829382564866900000000000000000000000000000000000000000000000000000000000000000000000000000000000000000000000000000000000000000000000</text:p>
          </table:table-cell>
          <table:table-cell table:style-name="ce7" table:formula="of:=LOG([.H95];2)" office:value-type="float" office:value="443.915037499279">
            <text:p>443.9150374993</text:p>
          </table:table-cell>
          <table:table-cell table:style-name="ce7" table:formula="of:=2^([.B95]/[.I95])" office:value-type="float" office:value="1.01256987375123">
            <text:p>1.0125698738</text:p>
          </table:table-cell>
          <table:table-cell table:style-name="ce7" table:formula="of:=([.B95]/[.I95])" office:value-type="float" office:value="0.0180214665514975">
            <text:p>0.0180214666</text:p>
          </table:table-cell>
          <table:table-cell table:style-name="ce7" table:formula="of:=LOG(LOG( [.G95]/(2*[.C95]); 2) ;2) - LOG(LOG( [.B95] * [.E95];2) ; 2)" office:value-type="float" office:value="6.08656864733842">
            <text:p>6.0865686473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6]" office:value-type="float" office:value="8">
            <text:p>8</text:p>
          </table:table-cell>
          <table:table-cell table:style-name="ce7" table:formula="of:=SQRT([.B96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6]" office:value-type="float" office:value="1">
            <text:p>1</text:p>
          </table:table-cell>
          <table:table-cell table:style-name="ce7" table:formula="of:=[.G96]/(2*[.E96]*[.C96])" office:value-type="float" office:value="0.0147313912747197">
            <text:p>0.0147313913</text:p>
          </table:table-cell>
          <table:table-cell table:style-name="ce7" table:formula="of:=LOG([.H96];2)" office:value-type="float" office:value="-6.08496250072116">
            <text:p>-6.0849625007</text:p>
          </table:table-cell>
          <table:table-cell table:style-name="ce7" table:formula="of:=2^([.B96]/[.I96])" office:value-type="float" office:value="0.402004511944392">
            <text:p>0.4020045119</text:p>
          </table:table-cell>
          <table:table-cell table:style-name="ce7" table:formula="of:=([.B96]/[.I96])" office:value-type="float" office:value="-1.31471640113672">
            <text:p>-1.3147164011</text:p>
          </table:table-cell>
          <table:table-cell table:style-name="ce7" table:formula="of:=LOG(LOG( [.G96]/(2*[.C96]); 2) ;2) - LOG(LOG( [.B96] * [.E9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7]" office:value-type="float" office:value="8">
            <text:p>8</text:p>
          </table:table-cell>
          <table:table-cell table:style-name="ce7" table:formula="of:=SQRT([.B97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7]" office:value-type="float" office:value="1">
            <text:p>1</text:p>
          </table:table-cell>
          <table:table-cell table:style-name="ce7" table:formula="of:=[.G97]/(2*[.E97]*[.C97])" office:value-type="float" office:value="0.0147313912747197">
            <text:p>0.0147313913</text:p>
          </table:table-cell>
          <table:table-cell table:style-name="ce7" table:formula="of:=LOG([.H97];2)" office:value-type="float" office:value="-6.08496250072116">
            <text:p>-6.0849625007</text:p>
          </table:table-cell>
          <table:table-cell table:style-name="ce7" table:formula="of:=2^([.B97]/[.I97])" office:value-type="float" office:value="0.402004511944392">
            <text:p>0.4020045119</text:p>
          </table:table-cell>
          <table:table-cell table:style-name="ce7" table:formula="of:=([.B97]/[.I97])" office:value-type="float" office:value="-1.31471640113672">
            <text:p>-1.3147164011</text:p>
          </table:table-cell>
          <table:table-cell table:style-name="ce7" table:formula="of:=LOG(LOG( [.G97]/(2*[.C97]); 2) ;2) - LOG(LOG( [.B97] * [.E97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8]" office:value-type="float" office:value="8">
            <text:p>8</text:p>
          </table:table-cell>
          <table:table-cell table:style-name="ce7" table:formula="of:=SQRT([.B98])" office:value-type="float" office:value="2.82842712474619">
            <text:p>2.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98]" office:value-type="float" office:value="1">
            <text:p>1</text:p>
          </table:table-cell>
          <table:table-cell table:style-name="ce7" table:formula="of:=[.G98]/(2*[.E98]*[.C98])" office:value-type="float" office:value="0.0220970869120796">
            <text:p>0.0220970869</text:p>
          </table:table-cell>
          <table:table-cell table:style-name="ce7" table:formula="of:=LOG([.H98];2)" office:value-type="float" office:value="-5.5">
            <text:p>-5.5</text:p>
          </table:table-cell>
          <table:table-cell table:style-name="ce7" table:formula="of:=2^([.B98]/[.I98])" office:value-type="float" office:value="0.364870026420362">
            <text:p>0.3648700264</text:p>
          </table:table-cell>
          <table:table-cell table:style-name="ce7" table:formula="of:=([.B98]/[.I98])" office:value-type="float" office:value="-1.45454545454545">
            <text:p>-1.4545454545</text:p>
          </table:table-cell>
          <table:table-cell table:style-name="ce7" table:formula="of:=LOG(LOG( [.G98]/(2*[.C98]); 2) ;2) - LOG(LOG( [.B98] * [.E98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9]" office:value-type="float" office:value="8">
            <text:p>8</text:p>
          </table:table-cell>
          <table:table-cell table:style-name="ce7" table:formula="of:=SQRT([.B99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9]" office:value-type="float" office:value="1">
            <text:p>1</text:p>
          </table:table-cell>
          <table:table-cell table:style-name="ce7" table:formula="of:=[.G99]/(2*[.E99]*[.C99])" office:value-type="float" office:value="0.0147313912747197">
            <text:p>0.0147313913</text:p>
          </table:table-cell>
          <table:table-cell table:style-name="ce7" table:formula="of:=LOG([.H99];2)" office:value-type="float" office:value="-6.08496250072116">
            <text:p>-6.0849625007</text:p>
          </table:table-cell>
          <table:table-cell table:style-name="ce7" table:formula="of:=2^([.B99]/[.I99])" office:value-type="float" office:value="0.402004511944392">
            <text:p>0.4020045119</text:p>
          </table:table-cell>
          <table:table-cell table:style-name="ce7" table:formula="of:=([.B99]/[.I99])" office:value-type="float" office:value="-1.31471640113672">
            <text:p>-1.3147164011</text:p>
          </table:table-cell>
          <table:table-cell table:style-name="ce7" table:formula="of:=LOG(LOG( [.G99]/(2*[.C99]); 2) ;2) - LOG(LOG( [.B99] * [.E99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0]" office:value-type="float" office:value="8">
            <text:p>8</text:p>
          </table:table-cell>
          <table:table-cell table:style-name="ce7" table:formula="of:=SQRT([.B100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/>
          <table:table-cell table:formula="of:=2^[.F100]" office:value-type="float" office:value="1">
            <text:p>1</text:p>
          </table:table-cell>
          <table:table-cell table:style-name="ce7" table:formula="of:=[.G100]/(2*[.E100]*[.C100])" office:value-type="float" office:value="0.0135982073305105">
            <text:p>0.0135982073</text:p>
          </table:table-cell>
          <table:table-cell table:style-name="ce7" table:formula="of:=LOG([.H100];2)" office:value-type="float" office:value="-6.20043971814109">
            <text:p>-6.2004397181</text:p>
          </table:table-cell>
          <table:table-cell table:style-name="ce7" table:formula="of:=2^([.B100]/[.I100])" office:value-type="float" office:value="0.408885533390655">
            <text:p>0.4088855334</text:p>
          </table:table-cell>
          <table:table-cell table:style-name="ce7" table:formula="of:=([.B100]/[.I100])" office:value-type="float" office:value="-1.29023107451457">
            <text:p>-1.2902310745</text:p>
          </table:table-cell>
          <table:table-cell table:style-name="ce7" table:formula="of:=LOG(LOG( [.G100]/(2*[.C100]); 2) ;2) - LOG(LOG( [.B100] * [.E100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1]" office:value-type="float" office:value="8">
            <text:p>8</text:p>
          </table:table-cell>
          <table:table-cell table:style-name="ce7" table:formula="of:=SQRT([.B101])" office:value-type="float" office:value="2.82842712474619">
            <text:p>2.8284271247</text:p>
          </table:table-cell>
          <table:table-cell table:style-name="ce7"/>
          <table:table-cell table:style-name="ce7" office:value-type="float" office:value="14">
            <text:p>14</text:p>
          </table:table-cell>
          <table:table-cell/>
          <table:table-cell table:formula="of:=2^[.F101]" office:value-type="float" office:value="1">
            <text:p>1</text:p>
          </table:table-cell>
          <table:table-cell table:style-name="ce7" table:formula="of:=[.G101]/(2*[.E101]*[.C101])" office:value-type="float" office:value="0.0126269068069026">
            <text:p>0.0126269068</text:p>
          </table:table-cell>
          <table:table-cell table:style-name="ce7" table:formula="of:=LOG([.H101];2)" office:value-type="float" office:value="-6.3073549220576">
            <text:p>-6.3073549221</text:p>
          </table:table-cell>
          <table:table-cell table:style-name="ce7" table:formula="of:=2^([.B101]/[.I101])" office:value-type="float" office:value="0.415131259086555">
            <text:p>0.4151312591</text:p>
          </table:table-cell>
          <table:table-cell table:style-name="ce7" table:formula="of:=([.B101]/[.I101])" office:value-type="float" office:value="-1.26836052495207">
            <text:p>-1.268360525</text:p>
          </table:table-cell>
          <table:table-cell table:style-name="ce7" table:formula="of:=LOG(LOG( [.G101]/(2*[.C101]); 2) ;2) - LOG(LOG( [.B101] * [.E101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2]" office:value-type="float" office:value="8">
            <text:p>8</text:p>
          </table:table-cell>
          <table:table-cell table:style-name="ce7" table:formula="of:=SQRT([.B102])" office:value-type="float" office:value="2.82842712474619">
            <text:p>2.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/>
          <table:table-cell table:formula="of:=2^[.F102]" office:value-type="float" office:value="1">
            <text:p>1</text:p>
          </table:table-cell>
          <table:table-cell table:style-name="ce7" table:formula="of:=[.G102]/(2*[.E102]*[.C102])" office:value-type="float" office:value="0.0252538136138053">
            <text:p>0.0252538136</text:p>
          </table:table-cell>
          <table:table-cell table:style-name="ce7" table:formula="of:=LOG([.H102];2)" office:value-type="float" office:value="-5.3073549220576">
            <text:p>-5.3073549221</text:p>
          </table:table-cell>
          <table:table-cell table:style-name="ce7" table:formula="of:=2^([.B102]/[.I102])" office:value-type="float" office:value="0.35175865059446">
            <text:p>0.3517586506</text:p>
          </table:table-cell>
          <table:table-cell table:style-name="ce7" table:formula="of:=([.B102]/[.I102])" office:value-type="float" office:value="-1.50734219163517">
            <text:p>-1.5073421916</text:p>
          </table:table-cell>
          <table:table-cell table:style-name="ce7" table:formula="of:=LOG(LOG( [.G102]/(2*[.C102]); 2) ;2) - LOG(LOG( [.B102] * [.E102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3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4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table:formula="of:=2^[.A105]" office:value-type="float" office:value="16">
            <text:p>16</text:p>
          </table:table-cell>
          <table:table-cell table:style-name="ce5" table:formula="of:=SQRT([.B105])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/>
          <table:table-cell table:formula="of:=2^[.F105]" office:value-type="float" office:value="1">
            <text:p>1</text:p>
          </table:table-cell>
          <table:table-cell table:style-name="ce5" table:formula="of:=[.G105]/(2*[.E105]*[.C105])" office:value-type="float" office:value="0.0625">
            <text:p>0.0625</text:p>
          </table:table-cell>
          <table:table-cell table:style-name="ce5" table:formula="of:=LOG([.H105];2)" office:value-type="float" office:value="-4">
            <text:p>-4</text:p>
          </table:table-cell>
          <table:table-cell table:style-name="ce5" table:formula="of:=2^([.B105]/[.I105])" office:value-type="float" office:value="0.0625">
            <text:p>0.0625</text:p>
          </table:table-cell>
          <table:table-cell table:style-name="ce5" table:formula="of:=([.B105]/[.I105])" office:value-type="float" office:value="-4">
            <text:p>-4</text:p>
          </table:table-cell>
          <table:table-cell table:style-name="ce9" table:formula="of:=LOG(LOG( [.G105]/(2*[.C105]); 2) ;2) - LOG(LOG( [.B105] * [.E105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06]" office:value-type="float" office:value="32">
            <text:p>32</text:p>
          </table:table-cell>
          <table:table-cell table:formula="of:=SQRT([.B106])" office:value-type="float" office:value="5.65685424949238">
            <text:p>5.6568542495</text:p>
          </table:table-cell>
          <table:table-cell/>
          <table:table-cell office:value-type="float" office:value="4000">
            <text:p>4000</text:p>
          </table:table-cell>
          <table:table-cell/>
          <table:table-cell table:formula="of:=2^[.F106]" office:value-type="float" office:value="1">
            <text:p>1</text:p>
          </table:table-cell>
          <table:table-cell table:formula="of:=[.G106]/(2*[.E106]*[.C106])" office:value-type="float" office:value="0.0000220970869120796">
            <text:p>2.20970869120796E-005</text:p>
          </table:table-cell>
          <table:table-cell table:formula="of:=LOG([.H106];2)" office:value-type="float" office:value="-15.4657842846621">
            <text:p>-15.4657842847</text:p>
          </table:table-cell>
          <table:table-cell table:formula="of:=2^([.B106]/[.I106])" office:value-type="float" office:value="0.238310833170009">
            <text:p>0.2383108332</text:p>
          </table:table-cell>
          <table:table-cell table:formula="of:=([.B106]/[.I106])" office:value-type="float" office:value="-2.06908355961847">
            <text:p>-2.0690835596</text:p>
          </table:table-cell>
          <table:table-cell table:formula="of:=LOG(LOG( [.G106]/(2*[.C106]); 2) ;2) - LOG(LOG( [.B106] * [.E10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7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8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9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0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1]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formula="of:=2^[.A112]" office:value-type="float" office:value="2">
            <text:p>2</text:p>
          </table:table-cell>
          <table:table-cell table:formula="of:=SQRT([.B112])" office:value-type="float" office:value="1.4142135623731">
            <text:p>1.414213562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2]" office:value-type="float" office:value="1">
            <text:p>1</text:p>
          </table:table-cell>
          <table:table-cell table:formula="of:=[.G112]/(2*[.E112]*[.C112])" office:value-type="float" office:value="0.0883883476483184">
            <text:p>0.0883883476</text:p>
          </table:table-cell>
          <table:table-cell table:formula="of:=LOG([.H112];2)" office:value-type="float" office:value="-3.5">
            <text:p>-3.5</text:p>
          </table:table-cell>
          <table:table-cell table:formula="of:=2^([.B112]/[.I112])" office:value-type="float" office:value="0.672950096316178">
            <text:p>0.6729500963</text:p>
          </table:table-cell>
          <table:table-cell table:formula="of:=([.B112]/[.I112])" office:value-type="float" office:value="-0.571428571428571">
            <text:p>-0.5714285714</text:p>
          </table:table-cell>
          <table:table-cell table:formula="of:=LOG(LOG( [.G112]/(2*[.C112]); 2) ;2) - LOG(LOG( [.B112] * [.E112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formula="of:=2^[.A113]" office:value-type="float" office:value="4">
            <text:p>4</text:p>
          </table:table-cell>
          <table:table-cell table:formula="of:=SQRT([.B113])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3]" office:value-type="float" office:value="1">
            <text:p>1</text:p>
          </table:table-cell>
          <table:table-cell table:formula="of:=[.G113]/(2*[.E113]*[.C113])" office:value-type="float" office:value="0.0625">
            <text:p>0.0625</text:p>
          </table:table-cell>
          <table:table-cell table:formula="of:=LOG([.H113];2)" office:value-type="float" office:value="-4">
            <text:p>-4</text:p>
          </table:table-cell>
          <table:table-cell table:formula="of:=2^([.B113]/[.I113])" office:value-type="float" office:value="0.5">
            <text:p>0.5</text:p>
          </table:table-cell>
          <table:table-cell table:formula="of:=([.B113]/[.I113])" office:value-type="float" office:value="-1">
            <text:p>-1</text:p>
          </table:table-cell>
          <table:table-cell table:formula="of:=LOG(LOG( [.G113]/(2*[.C113]); 2) ;2) - LOG(LOG( [.B113] * [.E113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formula="of:=2^[.A114]" office:value-type="float" office:value="8">
            <text:p>8</text:p>
          </table:table-cell>
          <table:table-cell table:formula="of:=SQRT([.B114])" office:value-type="float" office:value="2.82842712474619">
            <text:p>2.8284271247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4]" office:value-type="float" office:value="1">
            <text:p>1</text:p>
          </table:table-cell>
          <table:table-cell table:formula="of:=[.G114]/(2*[.E114]*[.C114])" office:value-type="float" office:value="0.0441941738241592">
            <text:p>0.0441941738</text:p>
          </table:table-cell>
          <table:table-cell table:formula="of:=LOG([.H114];2)" office:value-type="float" office:value="-4.5">
            <text:p>-4.5</text:p>
          </table:table-cell>
          <table:table-cell table:formula="of:=2^([.B114]/[.I114])" office:value-type="float" office:value="0.291632259894029">
            <text:p>0.2916322599</text:p>
          </table:table-cell>
          <table:table-cell table:formula="of:=([.B114]/[.I114])" office:value-type="float" office:value="-1.77777777777778">
            <text:p>-1.7777777778</text:p>
          </table:table-cell>
          <table:table-cell table:formula="of:=LOG(LOG( [.G114]/(2*[.C114]); 2) ;2) - LOG(LOG( [.B114] * [.E114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formula="of:=2^[.A115]" office:value-type="float" office:value="16">
            <text:p>16</text:p>
          </table:table-cell>
          <table:table-cell table:formula="of:=SQRT([.B115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5]" office:value-type="float" office:value="1">
            <text:p>1</text:p>
          </table:table-cell>
          <table:table-cell table:formula="of:=[.G115]/(2*[.E115]*[.C115])" office:value-type="float" office:value="0.03125">
            <text:p>0.03125</text:p>
          </table:table-cell>
          <table:table-cell table:formula="of:=LOG([.H115];2)" office:value-type="float" office:value="-5">
            <text:p>-5</text:p>
          </table:table-cell>
          <table:table-cell table:formula="of:=2^([.B115]/[.I115])" office:value-type="float" office:value="0.108818820412016">
            <text:p>0.1088188204</text:p>
          </table:table-cell>
          <table:table-cell table:formula="of:=([.B115]/[.I115])" office:value-type="float" office:value="-3.2">
            <text:p>-3.2</text:p>
          </table:table-cell>
          <table:table-cell table:formula="of:=LOG(LOG( [.G115]/(2*[.C115]); 2) ;2) - LOG(LOG( [.B115] * [.E115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16]" office:value-type="float" office:value="32">
            <text:p>32</text:p>
          </table:table-cell>
          <table:table-cell table:formula="of:=SQRT([.B116])" office:value-type="float" office:value="5.65685424949238">
            <text:p>5.656854249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6]" office:value-type="float" office:value="1">
            <text:p>1</text:p>
          </table:table-cell>
          <table:table-cell table:formula="of:=[.G116]/(2*[.E116]*[.C116])" office:value-type="float" office:value="0.0220970869120796">
            <text:p>0.0220970869</text:p>
          </table:table-cell>
          <table:table-cell table:formula="of:=LOG([.H116];2)" office:value-type="float" office:value="-5.5">
            <text:p>-5.5</text:p>
          </table:table-cell>
          <table:table-cell table:formula="of:=2^([.B116]/[.I116])" office:value-type="float" office:value="0.0177236331593041">
            <text:p>0.0177236332</text:p>
          </table:table-cell>
          <table:table-cell table:formula="of:=([.B116]/[.I116])" office:value-type="float" office:value="-5.81818181818182">
            <text:p>-5.8181818182</text:p>
          </table:table-cell>
          <table:table-cell table:formula="of:=LOG(LOG( [.G116]/(2*[.C116]); 2) ;2) - LOG(LOG( [.B116] * [.E116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formula="of:=2^[.A117]" office:value-type="float" office:value="4096">
            <text:p>4096</text:p>
          </table:table-cell>
          <table:table-cell table:formula="of:=SQRT([.B117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7]" office:value-type="float" office:value="1">
            <text:p>1</text:p>
          </table:table-cell>
          <table:table-cell table:formula="of:=[.G117]/(2*[.E117]*[.C117])" office:value-type="float" office:value="0.0015625">
            <text:p>0.0015625</text:p>
          </table:table-cell>
          <table:table-cell table:formula="of:=LOG([.H117];2)" office:value-type="float" office:value="-9.32192809488736">
            <text:p>-9.3219280949</text:p>
          </table:table-cell>
          <table:table-cell table:formula="of:=2^([.B117]/[.I117])" office:value-type="float" office:value="5.36046690344682E-133">
            <text:p>5.36046690344682E-133</text:p>
          </table:table-cell>
          <table:table-cell table:formula="of:=([.B117]/[.I117])" office:value-type="float" office:value="-439.394077953301">
            <text:p>-439.3940779533</text:p>
          </table:table-cell>
          <table:table-cell table:formula="of:=LOG(LOG( [.G117]/(2*[.C117]); 2) ;2) - LOG(LOG( [.B117] * [.E117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formula="of:=2^[.A118]" office:value-type="float" office:value="8192">
            <text:p>8192</text:p>
          </table:table-cell>
          <table:table-cell table:formula="of:=SQRT([.B118])" office:value-type="float" office:value="90.5096679918781">
            <text:p>90.509667991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8]" office:value-type="float" office:value="1">
            <text:p>1</text:p>
          </table:table-cell>
          <table:table-cell table:formula="of:=[.G118]/(2*[.E118]*[.C118])" office:value-type="float" office:value="0.00110485434560398">
            <text:p>0.0011048543</text:p>
          </table:table-cell>
          <table:table-cell table:formula="of:=LOG([.H118];2)" office:value-type="float" office:value="-9.82192809488736">
            <text:p>-9.8219280949</text:p>
          </table:table-cell>
          <table:table-cell table:formula="of:=2^([.B118]/[.I118])" office:value-type="float" office:value="8.41961825959597E-252">
            <text:p>8.41961825959597E-252</text:p>
          </table:table-cell>
          <table:table-cell table:formula="of:=([.B118]/[.I118])" office:value-type="float" office:value="-834.052125087762">
            <text:p>-834.0521250878</text:p>
          </table:table-cell>
          <table:table-cell table:formula="of:=LOG(LOG( [.G118]/(2*[.C118]); 2) ;2) - LOG(LOG( [.B118] * [.E118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formula="of:=2^[.A119]" office:value-type="float" office:value="16384">
            <text:p>16384</text:p>
          </table:table-cell>
          <table:table-cell table:formula="of:=SQRT([.B119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9]" office:value-type="float" office:value="1">
            <text:p>1</text:p>
          </table:table-cell>
          <table:table-cell table:formula="of:=[.G119]/(2*[.E119]*[.C119])" office:value-type="float" office:value="0.00078125">
            <text:p>0.00078125</text:p>
          </table:table-cell>
          <table:table-cell table:formula="of:=LOG([.H119];2)" office:value-type="float" office:value="-10.3219280948874">
            <text:p>-10.3219280949</text:p>
          </table:table-cell>
          <table:table-cell table:formula="of:=2^([.B119]/[.I119])" office:value-type="float" office:value="0">
            <text:p>0</text:p>
          </table:table-cell>
          <table:table-cell table:formula="of:=([.B119]/[.I119])" office:value-type="float" office:value="-1587.30034247335">
            <text:p>-1587.3003424734</text:p>
          </table:table-cell>
          <table:table-cell table:formula="of:=LOG(LOG( [.G119]/(2*[.C119]); 2) ;2) - LOG(LOG( [.B119] * [.E119];2) ; 2)" office:value-type="float" office:value="0">
            <text:p>Err:502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formula="of:=2^[.A120]" office:value-type="float" office:value="32768">
            <text:p>32768</text:p>
          </table:table-cell>
          <table:table-cell table:formula="of:=SQRT([.B120])" office:value-type="float" office:value="181.019335983756">
            <text:p>181.019335983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20]" office:value-type="float" office:value="1">
            <text:p>1</text:p>
          </table:table-cell>
          <table:table-cell table:formula="of:=[.G120]/(2*[.E120]*[.C120])" office:value-type="float" office:value="0.00055242717280199">
            <text:p>0.0005524272</text:p>
          </table:table-cell>
          <table:table-cell table:formula="of:=LOG([.H120];2)" office:value-type="float" office:value="-10.8219280948874">
            <text:p>-10.8219280949</text:p>
          </table:table-cell>
          <table:table-cell table:formula="of:=2^([.B120]/[.I120])" office:value-type="float" office:value="0">
            <text:p>0</text:p>
          </table:table-cell>
          <table:table-cell table:formula="of:=([.B120]/[.I120])" office:value-type="float" office:value="-3027.92623575837">
            <text:p>-3027.9262357584</text:p>
          </table:table-cell>
          <table:table-cell table:formula="of:=LOG(LOG( [.G120]/(2*[.C120]); 2) ;2) - LOG(LOG( [.B120] * [.E120];2) ; 2)" office:value-type="float" office:value="0">
            <text:p>Err:502</text:p>
          </table:table-cell>
          <table:table-cell table:number-columns-repeated="1012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table table:name="Feuille6" table:style-name="ta1">
        <table:table-column table:style-name="co1" table:number-columns-repeated="13" table:default-cell-style-name="Default"/>
        <table:table-row table:style-name="ro2" table:number-rows-repeated="2">
          <table:table-cell table:number-columns-repeated="13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mu</text:p>
          </table:table-cell>
          <table:table-cell office:value-type="string">
            <text:p>nu</text:p>
          </table:table-cell>
          <table:table-cell office:value-type="string">
            <text:p>keygen</text:p>
          </table:table-cell>
          <table:table-cell office:value-type="string">
            <text:p>encrypt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 office:value-type="string">
            <text:p>recrypt</text:p>
          </table:table-cell>
          <table:table-cell office:value-type="string">
            <text:p>decrypt</text:p>
          </table:table-cell>
          <table:table-cell office:value-type="string">
            <text:p>sum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1">
            <text:p>1601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78">
            <text:p>2478</text:p>
          </table:table-cell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328">
            <text:p>13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29">
            <text:p>2529</text:p>
          </table:table-cell>
          <table:table-cell office:value-type="float" office:value="2535">
            <text:p>253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98">
            <text:p>2398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186">
            <text:p>218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02">
            <text:p>2802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203">
            <text:p>3203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8060">
            <text:p>806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51">
            <text:p>275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604">
            <text:p>3604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5490">
            <text:p>549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67">
            <text:p>2767</text:p>
          </table:table-cell>
          <table:table-cell office:value-type="float" office:value="2807">
            <text:p>280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806">
            <text:p>80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32">
            <text:p>243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"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199">
            <text:p>1199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454">
            <text:p>2454</text:p>
          </table:table-cell>
          <table:table-cell office:value-type="float" office:value="2447">
            <text:p>244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2">
            <text:p>1602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985">
            <text:p>98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517">
            <text:p>2517</text:p>
          </table:table-cell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860">
            <text:p>8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406">
            <text:p>2406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12214">
            <text:p>1221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6">
            <text:p>258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03">
            <text:p>2803</text:p>
          </table:table-cell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694">
            <text:p>269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office:value-type="float" office:value="4107">
            <text:p>410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737">
            <text:p>273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597">
            <text:p>3597</text:p>
          </table:table-cell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office:value-type="float" office:value="6557">
            <text:p>655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773">
            <text:p>2773</text:p>
          </table:table-cell>
          <table:table-cell office:value-type="float" office:value="2794">
            <text:p>279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8">
            <text:p>1608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84">
            <text:p>1684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764">
            <text:p>1764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894">
            <text:p>894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842">
            <text:p>1842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765">
            <text:p>765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663">
            <text:p>663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1488">
            <text:p>1488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081">
            <text:p>2081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174">
            <text:p>2174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163">
            <text:p>2163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785">
            <text:p>1785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242">
            <text:p>2242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4290">
            <text:p>4290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606">
            <text:p>2606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408">
            <text:p>2408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684">
            <text:p>684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801">
            <text:p>80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966">
            <text:p>966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578">
            <text:p>578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539">
            <text:p>539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366">
            <text:p>1366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727">
            <text:p>72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444">
            <text:p>1444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527">
            <text:p>1527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1369">
            <text:p>136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791">
            <text:p>2791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91">
            <text:p>2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10978">
            <text:p>1097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602">
            <text:p>36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3097">
            <text:p>309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7099">
            <text:p>1709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399">
            <text:p>4399</text:p>
          </table:table-cell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68468">
            <text:p>6846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198">
            <text:p>1198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33">
            <text:p>43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603">
            <text:p>1603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247">
            <text:p>24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7356">
            <text:p>735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405">
            <text:p>2405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1130">
            <text:p>113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01">
            <text:p>2801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2732">
            <text:p>27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199">
            <text:p>3199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25839">
            <text:p>2583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7T00:24:51</dc:date>
    <dc:creator>honey </dc:creator>
    <meta:editing-duration>PT9H7M47S</meta:editing-duration>
    <meta:editing-cycles>42</meta:editing-cycles>
    <meta:generator>LibreOffice/3.5$Linux_X86_64 LibreOffice_project/350m1$Build-2</meta:generator>
    <meta:document-statistic meta:table-count="6" meta:cell-count="3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